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7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6600"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ext-properties fo:color="#006600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99">
      <style:text-properties fo:color="#cc0000" fo:font-weight="bold" style:font-weight-asian="bold" style:font-weight-complex="bold"/>
    </style:style>
    <style:style style:name="ce8" style:family="table-cell" style:parent-style-name="Default">
      <style:text-properties fo:color="#cc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4" table:default-cell-style-name="ce5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Start Year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Administrative budget amount</text:p>
          </table:table-cell>
          <table:table-cell table:style-name="Default" office:value-type="float" office:value="881569" calcext:value-type="float">
            <text:p>881569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Repairs and maintenance budget amount</text:p>
          </table:table-cell>
          <table:table-cell table:style-name="Default" office:value-type="float" office:value="165000" calcext:value-type="float">
            <text:p>165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Initial reserve fund amount</text:p>
          </table:table-cell>
          <table:table-cell table:style-name="Default" office:value-type="float" office:value="601000" calcext:value-type="float">
            <text:p>601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Previous year budget</text:p>
          </table:table-cell>
          <table:table-cell table:style-name="Default" office:value-type="float" office:value="907896" calcext:value-type="float">
            <text:p>90789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Assumed CP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Bank deposit interest rate</text:p>
          </table:table-cell>
          <table:table-cell table:style-name="Default" office:value-type="float" office:value="5" calcext:value-type="float">
            <text:p>5</text:p>
          </table:table-cell>
          <table:table-cell table:style-name="ce6" table:formula="of:=IF([.$B$7]&gt;[.$B$6];&quot;Unrealistic&quot;; &quot;&quot;)">
            <text:p/>
          </table:table-cell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office:value-type="string" calcext:value-type="string">
            <text:p>Year</text:p>
          </table:table-cell>
          <table:table-cell table:style-name="Default" table:number-columns-repeated="4"/>
          <table:table-cell/>
          <table:table-cell table:formula="of:=[.B1]" office:value-type="float" office:value="2018" calcext:value-type="float">
            <text:p>2018</text:p>
          </table:table-cell>
          <table:table-cell table:formula="of:=[.G10]+1" office:value-type="float" office:value="2019" calcext:value-type="float">
            <text:p>2019</text:p>
          </table:table-cell>
          <table:table-cell table:formula="of:=[.H10]+1" office:value-type="float" office:value="2020" calcext:value-type="float">
            <text:p>2020</text:p>
          </table:table-cell>
          <table:table-cell table:formula="of:=[.I10]+1" office:value-type="float" office:value="2021" calcext:value-type="float">
            <text:p>2021</text:p>
          </table:table-cell>
          <table:table-cell table:formula="of:=[.J10]+1" office:value-type="float" office:value="2022" calcext:value-type="float">
            <text:p>2022</text:p>
          </table:table-cell>
          <table:table-cell table:formula="of:=[.K10]+1" office:value-type="float" office:value="2023" calcext:value-type="float">
            <text:p>2023</text:p>
          </table:table-cell>
          <table:table-cell table:formula="of:=[.L10]+1" office:value-type="float" office:value="2024" calcext:value-type="float">
            <text:p>2024</text:p>
          </table:table-cell>
          <table:table-cell table:formula="of:=[.M10]+1" office:value-type="float" office:value="2025" calcext:value-type="float">
            <text:p>2025</text:p>
          </table:table-cell>
          <table:table-cell table:formula="of:=[.N10]+1" office:value-type="float" office:value="2026" calcext:value-type="float">
            <text:p>2026</text:p>
          </table:table-cell>
          <table:table-cell table:formula="of:=[.O10]+1" office:value-type="float" office:value="2027" calcext:value-type="float">
            <text:p>2027</text:p>
          </table:table-cell>
        </table:table-row>
        <table:table-row table:style-name="ro1">
          <table:table-cell table:style-name="Default" office:value-type="string" calcext:value-type="string">
            <text:p>Initial reserve</text:p>
          </table:table-cell>
          <table:table-cell table:style-name="Default" table:number-columns-repeated="4"/>
          <table:table-cell/>
          <table:table-cell table:formula="of:=[.$B$4]" office:value-type="float" office:value="601000" calcext:value-type="float">
            <text:p>601000</text:p>
          </table:table-cell>
          <table:table-cell table:formula="of:=[.G20]*(1+[.$B$7]/100)" office:value-type="float" office:value="638313.6585" calcext:value-type="float">
            <text:p>638313.6585</text:p>
          </table:table-cell>
          <table:table-cell table:formula="of:=[.H20]*(1+[.$B$7]/100)" office:value-type="float" office:value="912812.95602" calcext:value-type="float">
            <text:p>912812.95602</text:p>
          </table:table-cell>
          <table:table-cell table:formula="of:=[.I20]*(1+[.$B$7]/100)" office:value-type="float" office:value="1020866.29143765" calcext:value-type="float">
            <text:p>1020866.29143765</text:p>
          </table:table-cell>
          <table:table-cell table:formula="of:=[.J20]*(1+[.$B$7]/100)" office:value-type="float" office:value="365627.796609348" calcext:value-type="float">
            <text:p>365627.796609348</text:p>
          </table:table-cell>
          <table:table-cell table:formula="of:=[.K20]*(1+[.$B$7]/100)" office:value-type="float" office:value="765041.029854618" calcext:value-type="float">
            <text:p>765041.029854618</text:p>
          </table:table-cell>
          <table:table-cell table:formula="of:=[.L20]*(1+[.$B$7]/100)" office:value-type="float" office:value="379040.339563413" calcext:value-type="float">
            <text:p>379040.339563413</text:p>
          </table:table-cell>
          <table:table-cell table:formula="of:=[.M20]*(1+[.$B$7]/100)" office:value-type="float" office:value="755561.860595119" calcext:value-type="float">
            <text:p>755561.860595119</text:p>
          </table:table-cell>
          <table:table-cell table:formula="of:=[.N20]*(1+[.$B$7]/100)" office:value-type="float" office:value="1125357.20645309" calcext:value-type="float">
            <text:p>1125357.20645309</text:p>
          </table:table-cell>
          <table:table-cell table:formula="of:=[.O20]*(1+[.$B$7]/100)" office:value-type="float" office:value="1681211.16640781" calcext:value-type="float">
            <text:p>1681211.16640781</text:p>
          </table:table-cell>
        </table:table-row>
        <table:table-row table:style-name="ro1">
          <table:table-cell table:style-name="Default" office:value-type="string" calcext:value-type="string">
            <text:p>Admin budget (nominal)</text:p>
          </table:table-cell>
          <table:table-cell table:style-name="Default" table:number-columns-repeated="4"/>
          <table:table-cell/>
          <table:table-cell table:formula="of:=[.$B$2]" office:value-type="float" office:value="881569" calcext:value-type="float">
            <text:p>881569</text:p>
          </table:table-cell>
          <table:table-cell table:formula="of:=[.G12]*(1+[.$B$6]/100)" office:value-type="float" office:value="943278.83" calcext:value-type="float">
            <text:p>943278.83</text:p>
          </table:table-cell>
          <table:table-cell table:formula="of:=[.H12]*(1+[.$B$6]/100)" office:value-type="float" office:value="1009308.3481" calcext:value-type="float">
            <text:p>1009308.3481</text:p>
          </table:table-cell>
          <table:table-cell table:formula="of:=[.I12]*(1+[.$B$6]/100)" office:value-type="float" office:value="1079959.932467" calcext:value-type="float">
            <text:p>1079959.932467</text:p>
          </table:table-cell>
          <table:table-cell table:formula="of:=[.J12]*(1+[.$B$6]/100)" office:value-type="float" office:value="1155557.12773969" calcext:value-type="float">
            <text:p>1155557.12773969</text:p>
          </table:table-cell>
          <table:table-cell table:formula="of:=[.K12]*(1+[.$B$6]/100)" office:value-type="float" office:value="1236446.12668147" calcext:value-type="float">
            <text:p>1236446.12668147</text:p>
          </table:table-cell>
          <table:table-cell table:formula="of:=[.L12]*(1+[.$B$6]/100)" office:value-type="float" office:value="1322997.35554917" calcext:value-type="float">
            <text:p>1322997.35554917</text:p>
          </table:table-cell>
          <table:table-cell table:formula="of:=[.M12]*(1+[.$B$6]/100)" office:value-type="float" office:value="1415607.17043761" calcext:value-type="float">
            <text:p>1415607.17043761</text:p>
          </table:table-cell>
          <table:table-cell table:formula="of:=[.N12]*(1+[.$B$6]/100)" office:value-type="float" office:value="1514699.67236825" calcext:value-type="float">
            <text:p>1514699.67236825</text:p>
          </table:table-cell>
          <table:table-cell table:formula="of:=[.O12]*(1+[.$B$6]/100)" office:value-type="float" office:value="1620728.64943402" calcext:value-type="float">
            <text:p>1620728.64943402</text:p>
          </table:table-cell>
        </table:table-row>
        <table:table-row table:style-name="ro1">
          <table:table-cell table:style-name="Default" office:value-type="string" calcext:value-type="string">
            <text:p>R &amp; M budget (nominal)</text:p>
          </table:table-cell>
          <table:table-cell table:style-name="Default" table:number-columns-repeated="4"/>
          <table:table-cell/>
          <table:table-cell table:formula="of:=[.$B$3]" office:value-type="float" office:value="165000" calcext:value-type="float">
            <text:p>165000</text:p>
          </table:table-cell>
          <table:table-cell table:formula="of:=[.G13]*(1+[.$B$6]/100)" office:value-type="float" office:value="176550" calcext:value-type="float">
            <text:p>176550</text:p>
          </table:table-cell>
          <table:table-cell table:formula="of:=[.H13]*(1+[.$B$6]/100)" office:value-type="float" office:value="188908.5" calcext:value-type="float">
            <text:p>188908.5</text:p>
          </table:table-cell>
          <table:table-cell table:formula="of:=[.I13]*(1+[.$B$6]/100)" office:value-type="float" office:value="202132.095" calcext:value-type="float">
            <text:p>202132.095</text:p>
          </table:table-cell>
          <table:table-cell table:formula="of:=[.J13]*(1+[.$B$6]/100)" office:value-type="float" office:value="216281.34165" calcext:value-type="float">
            <text:p>216281.34165</text:p>
          </table:table-cell>
          <table:table-cell table:formula="of:=[.K13]*(1+[.$B$6]/100)" office:value-type="float" office:value="231421.0355655" calcext:value-type="float">
            <text:p>231421.0355655</text:p>
          </table:table-cell>
          <table:table-cell table:formula="of:=[.L13]*(1+[.$B$6]/100)" office:value-type="float" office:value="247620.508055085" calcext:value-type="float">
            <text:p>247620.508055085</text:p>
          </table:table-cell>
          <table:table-cell table:formula="of:=[.M13]*(1+[.$B$6]/100)" office:value-type="float" office:value="264953.943618941" calcext:value-type="float">
            <text:p>264953.943618941</text:p>
          </table:table-cell>
          <table:table-cell table:formula="of:=[.N13]*(1+[.$B$6]/100)" office:value-type="float" office:value="283500.719672267" calcext:value-type="float">
            <text:p>283500.719672267</text:p>
          </table:table-cell>
          <table:table-cell table:formula="of:=[.O13]*(1+[.$B$6]/100)" office:value-type="float" office:value="303345.770049326" calcext:value-type="float">
            <text:p>303345.770049326</text:p>
          </table:table-cell>
        </table:table-row>
        <table:table-row table:style-name="ro1">
          <table:table-cell table:style-name="ce1" office:value-type="string" calcext:value-type="string">
            <text:p>Additional percentage for management</text:p>
          </table:table-cell>
          <table:table-cell table:style-name="Default" table:number-columns-repeated="4"/>
          <table:table-cell/>
          <table:table-cell office:value-type="float" office:value="33" calcext:value-type="float">
            <text:p>33</text:p>
          </table:table-cell>
          <table:table-cell table:formula="of:=[.G14]" office:value-type="float" office:value="33" calcext:value-type="float">
            <text:p>33</text:p>
          </table:table-cell>
          <table:table-cell table:formula="of:=[.H14]" office:value-type="float" office:value="33" calcext:value-type="float">
            <text:p>33</text:p>
          </table:table-cell>
          <table:table-cell table:formula="of:=[.I14]" office:value-type="float" office:value="33" calcext:value-type="float">
            <text:p>33</text:p>
          </table:table-cell>
          <table:table-cell table:formula="of:=[.J14]" office:value-type="float" office:value="33" calcext:value-type="float">
            <text:p>33</text:p>
          </table:table-cell>
          <table:table-cell table:formula="of:=[.K14]" office:value-type="float" office:value="33" calcext:value-type="float">
            <text:p>33</text:p>
          </table:table-cell>
          <table:table-cell table:formula="of:=[.L14]" office:value-type="float" office:value="33" calcext:value-type="float">
            <text:p>33</text:p>
          </table:table-cell>
          <table:table-cell table:formula="of:=[.M14]" office:value-type="float" office:value="33" calcext:value-type="float">
            <text:p>33</text:p>
          </table:table-cell>
          <table:table-cell table:formula="of:=[.N14]" office:value-type="float" office:value="33" calcext:value-type="float">
            <text:p>33</text:p>
          </table:table-cell>
          <table:table-cell table:formula="of:=[.O14]" office:value-type="float" office:value="33" calcext:value-type="float">
            <text:p>33</text:p>
          </table:table-cell>
        </table:table-row>
        <table:table-row table:style-name="ro1">
          <table:table-cell table:style-name="Default" office:value-type="string" calcext:value-type="string">
            <text:p>Management budget</text:p>
          </table:table-cell>
          <table:table-cell table:style-name="Default" table:number-columns-repeated="4"/>
          <table:table-cell/>
          <table:table-cell table:formula="of:=[.G12]*[.G14]/100" office:value-type="float" office:value="290917.77" calcext:value-type="float">
            <text:p>290917.77</text:p>
          </table:table-cell>
          <table:table-cell table:formula="of:=[.H12]*[.H14]/100" office:value-type="float" office:value="311282.0139" calcext:value-type="float">
            <text:p>311282.0139</text:p>
          </table:table-cell>
          <table:table-cell table:formula="of:=[.I12]*[.I14]/100" office:value-type="float" office:value="333071.754873" calcext:value-type="float">
            <text:p>333071.754873</text:p>
          </table:table-cell>
          <table:table-cell table:formula="of:=[.J12]*[.J14]/100" office:value-type="float" office:value="356386.77771411" calcext:value-type="float">
            <text:p>356386.77771411</text:p>
          </table:table-cell>
          <table:table-cell table:formula="of:=[.K12]*[.K14]/100" office:value-type="float" office:value="381333.852154098" calcext:value-type="float">
            <text:p>381333.852154098</text:p>
          </table:table-cell>
          <table:table-cell table:formula="of:=[.L12]*[.L14]/100" office:value-type="float" office:value="408027.221804885" calcext:value-type="float">
            <text:p>408027.221804885</text:p>
          </table:table-cell>
          <table:table-cell table:formula="of:=[.M12]*[.M14]/100" office:value-type="float" office:value="436589.127331227" calcext:value-type="float">
            <text:p>436589.127331227</text:p>
          </table:table-cell>
          <table:table-cell table:formula="of:=[.N12]*[.N14]/100" office:value-type="float" office:value="467150.366244413" calcext:value-type="float">
            <text:p>467150.366244413</text:p>
          </table:table-cell>
          <table:table-cell table:formula="of:=[.O12]*[.O14]/100" office:value-type="float" office:value="499850.891881522" calcext:value-type="float">
            <text:p>499850.891881522</text:p>
          </table:table-cell>
          <table:table-cell table:formula="of:=[.P12]*[.P14]/100" office:value-type="float" office:value="534840.454313228" calcext:value-type="float">
            <text:p>534840.454313228</text:p>
          </table:table-cell>
        </table:table-row>
        <table:table-row table:style-name="ro1">
          <table:table-cell table:style-name="Default" office:value-type="string" calcext:value-type="string">
            <text:p>Management budget OK?</text:p>
          </table:table-cell>
          <table:table-cell table:style-name="Default" table:number-columns-repeated="4"/>
          <table:table-cell/>
          <table:table-cell table:style-name="ce7" table:formula="of:=IF([.G11]&gt;=[.G12]; &quot;&quot;; IF([.G11]&gt;=[.G12]/4; IF([.G15]&gt;=[.G13]; &quot;&quot;; &quot;NOT OK1&quot;); IF([.G15] &gt;= [.G12]*0.15; &quot;&quot;; &quot;NOT OK2&quot;)))">
            <text:p/>
          </table:table-cell>
          <table:table-cell table:style-name="ce7" table:formula="of:=IF([.H11]&gt;=[.H12]; &quot;&quot;; IF([.H11]&gt;=[.H12]/4; IF([.H15]&gt;=[.H13]; &quot;&quot;; &quot;NOT OK1&quot;); IF([.H15] &gt;= [.H12]*0.15; &quot;&quot;; &quot;NOT OK2&quot;)))">
            <text:p/>
          </table:table-cell>
          <table:table-cell table:style-name="ce7" table:formula="of:=IF([.I11]&gt;=[.I12]; &quot;&quot;; IF([.I11]&gt;=[.I12]/4; IF([.I15]&gt;=[.I13]; &quot;&quot;; &quot;NOT OK1&quot;); IF([.I15] &gt;= [.I12]*0.15; &quot;&quot;; &quot;NOT OK2&quot;)))">
            <text:p/>
          </table:table-cell>
          <table:table-cell table:style-name="ce7" table:formula="of:=IF([.J11]&gt;=[.J12]; &quot;&quot;; IF([.J11]&gt;=[.J12]/4; IF([.J15]&gt;=[.J13]; &quot;&quot;; &quot;NOT OK1&quot;); IF([.J15] &gt;= [.J12]*0.15; &quot;&quot;; &quot;NOT OK2&quot;)))">
            <text:p/>
          </table:table-cell>
          <table:table-cell table:style-name="ce7" table:formula="of:=IF([.K11]&gt;=[.K12]; &quot;&quot;; IF([.K11]&gt;=[.K12]/4; IF([.K15]&gt;=[.K13]; &quot;&quot;; &quot;NOT OK1&quot;); IF([.K15] &gt;= [.K12]*0.15; &quot;&quot;; &quot;NOT OK2&quot;)))">
            <text:p/>
          </table:table-cell>
          <table:table-cell table:style-name="ce7" table:formula="of:=IF([.L11]&gt;=[.L12]; &quot;&quot;; IF([.L11]&gt;=[.L12]/4; IF([.L15]&gt;=[.L13]; &quot;&quot;; &quot;NOT OK1&quot;); IF([.L15] &gt;= [.L12]*0.15; &quot;&quot;; &quot;NOT OK2&quot;)))">
            <text:p/>
          </table:table-cell>
          <table:table-cell table:style-name="ce7" table:formula="of:=IF([.M11]&gt;=[.M12]; &quot;&quot;; IF([.M11]&gt;=[.M12]/4; IF([.M15]&gt;=[.M13]; &quot;&quot;; &quot;NOT OK1&quot;); IF([.M15] &gt;= [.M12]*0.15; &quot;&quot;; &quot;NOT OK2&quot;)))">
            <text:p/>
          </table:table-cell>
          <table:table-cell table:style-name="ce7" table:formula="of:=IF([.N11]&gt;=[.N12]; &quot;&quot;; IF([.N11]&gt;=[.N12]/4; IF([.N15]&gt;=[.N13]; &quot;&quot;; &quot;NOT OK1&quot;); IF([.N15] &gt;= [.N12]*0.15; &quot;&quot;; &quot;NOT OK2&quot;)))">
            <text:p/>
          </table:table-cell>
          <table:table-cell table:style-name="ce7" table:formula="of:=IF([.O11]&gt;=[.O12]; &quot;&quot;; IF([.O11]&gt;=[.O12]/4; IF([.O15]&gt;=[.O13]; &quot;&quot;; &quot;NOT OK1&quot;); IF([.O15] &gt;= [.O12]*0.15; &quot;&quot;; &quot;NOT OK2&quot;)))">
            <text:p/>
          </table:table-cell>
          <table:table-cell table:style-name="ce7" table:formula="of:=IF([.P11]&gt;=[.P12]; &quot;&quot;; IF([.P11]&gt;=[.P12]/4; IF([.P15]&gt;=[.P13]; &quot;&quot;; &quot;NOT OK1&quot;); IF([.P15] &gt;= [.P12]*0.15; &quot;&quot;; &quot;NOT OK2&quot;)))">
            <text:p/>
          </table:table-cell>
        </table:table-row>
        <table:table-row table:style-name="ro1">
          <table:table-cell table:style-name="Default" office:value-type="string" calcext:value-type="string">
            <text:p>Total budget (nominal)</text:p>
          </table:table-cell>
          <table:table-cell table:style-name="Default" table:number-columns-repeated="4"/>
          <table:table-cell/>
          <table:table-cell table:formula="of:=[.G12]+[.G15]" office:value-type="float" office:value="1172486.77" calcext:value-type="float">
            <text:p>1172486.77</text:p>
          </table:table-cell>
          <table:table-cell table:formula="of:=[.H12]+[.H15]" office:value-type="float" office:value="1254560.8439" calcext:value-type="float">
            <text:p>1254560.8439</text:p>
          </table:table-cell>
          <table:table-cell table:formula="of:=[.I12]+[.I15]" office:value-type="float" office:value="1342380.102973" calcext:value-type="float">
            <text:p>1342380.102973</text:p>
          </table:table-cell>
          <table:table-cell table:formula="of:=[.J12]+[.J15]" office:value-type="float" office:value="1436346.71018111" calcext:value-type="float">
            <text:p>1436346.71018111</text:p>
          </table:table-cell>
          <table:table-cell table:formula="of:=[.K12]+[.K15]" office:value-type="float" office:value="1536890.97989379" calcext:value-type="float">
            <text:p>1536890.97989379</text:p>
          </table:table-cell>
          <table:table-cell table:formula="of:=[.L12]+[.L15]" office:value-type="float" office:value="1644473.34848635" calcext:value-type="float">
            <text:p>1644473.34848635</text:p>
          </table:table-cell>
          <table:table-cell table:formula="of:=[.M12]+[.M15]" office:value-type="float" office:value="1759586.4828804" calcext:value-type="float">
            <text:p>1759586.4828804</text:p>
          </table:table-cell>
          <table:table-cell table:formula="of:=[.N12]+[.N15]" office:value-type="float" office:value="1882757.53668203" calcext:value-type="float">
            <text:p>1882757.53668203</text:p>
          </table:table-cell>
          <table:table-cell table:formula="of:=[.O12]+[.O15]" office:value-type="float" office:value="2014550.56424977" calcext:value-type="float">
            <text:p>2014550.56424977</text:p>
          </table:table-cell>
          <table:table-cell table:formula="of:=[.P12]+[.P15]" office:value-type="float" office:value="2155569.10374725" calcext:value-type="float">
            <text:p>2155569.10374725</text:p>
          </table:table-cell>
        </table:table-row>
        <table:table-row table:style-name="ro1">
          <table:table-cell table:style-name="Default" office:value-type="string" calcext:value-type="string">
            <text:p>Budget change</text:p>
          </table:table-cell>
          <table:table-cell table:style-name="Default" table:number-columns-repeated="4"/>
          <table:table-cell/>
          <table:table-cell table:formula="of:=([.G17]/[.$B$5]-1)*100" office:value-type="float" office:value="29.1432906412188" calcext:value-type="float">
            <text:p>29.1432906412</text:p>
          </table:table-cell>
          <table:table-cell table:formula="of:=100*([.H17]/[.G17]-1)" office:value-type="float" office:value="7.00000000000001" calcext:value-type="float">
            <text:p>7</text:p>
          </table:table-cell>
          <table:table-cell table:formula="of:=100*([.I17]/[.H17]-1)" office:value-type="float" office:value="6.99999999999998" calcext:value-type="float">
            <text:p>7</text:p>
          </table:table-cell>
          <table:table-cell table:formula="of:=100*([.J17]/[.I17]-1)" office:value-type="float" office:value="7.00000000000003" calcext:value-type="float">
            <text:p>7</text:p>
          </table:table-cell>
          <table:table-cell table:formula="of:=100*([.K17]/[.J17]-1)" office:value-type="float" office:value="7.00000000000001" calcext:value-type="float">
            <text:p>7</text:p>
          </table:table-cell>
          <table:table-cell table:formula="of:=100*([.L17]/[.K17]-1)" office:value-type="float" office:value="7.00000000000001" calcext:value-type="float">
            <text:p>7</text:p>
          </table:table-cell>
          <table:table-cell table:formula="of:=100*([.M17]/[.L17]-1)" office:value-type="float" office:value="7.00000000000001" calcext:value-type="float">
            <text:p>7</text:p>
          </table:table-cell>
          <table:table-cell table:formula="of:=100*([.N17]/[.M17]-1)" office:value-type="float" office:value="7.00000000000001" calcext:value-type="float">
            <text:p>7</text:p>
          </table:table-cell>
          <table:table-cell table:formula="of:=100*([.O17]/[.N17]-1)" office:value-type="float" office:value="7.00000000000001" calcext:value-type="float">
            <text:p>7</text:p>
          </table:table-cell>
          <table:table-cell table:formula="of:=100*([.P17]/[.O17]-1)" office:value-type="float" office:value="7.00000000000001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Management spend</text:p>
          </table:table-cell>
          <table:table-cell table:style-name="Default" table:number-columns-repeated="4"/>
          <table:table-cell/>
          <table:table-cell table:formula="of:=[.G26]" office:value-type="float" office:value="284000" calcext:value-type="float">
            <text:p>284000</text:p>
          </table:table-cell>
          <table:table-cell table:formula="of:=[.H26]" office:value-type="float" office:value="80250" calcext:value-type="float">
            <text:p>80250</text:p>
          </table:table-cell>
          <table:table-cell table:formula="of:=[.I26]" office:value-type="float" office:value="273631.1" calcext:value-type="float">
            <text:p>273631.1</text:p>
          </table:table-cell>
          <table:table-cell table:formula="of:=[.J26]" office:value-type="float" office:value="1029036.12" calcext:value-type="float">
            <text:p>1029036.12</text:p>
          </table:table-cell>
          <table:table-cell table:formula="of:=[.K26]" office:value-type="float" office:value="18351.14414" calcext:value-type="float">
            <text:p>18351.14414</text:p>
          </table:table-cell>
          <table:table-cell table:formula="of:=[.L26]" office:value-type="float" office:value="812077.4520753" calcext:value-type="float">
            <text:p>812077.4520753</text:p>
          </table:table-cell>
          <table:table-cell table:formula="of:=[.M26]" office:value-type="float" office:value="96046.742518336" calcext:value-type="float">
            <text:p>96046.742518336</text:p>
          </table:table-cell>
          <table:table-cell table:formula="of:=[.N26]" office:value-type="float" office:value="150943.458788972" calcext:value-type="float">
            <text:p>150943.458788972</text:p>
          </table:table-cell>
          <table:table-cell table:formula="of:=[.O26]" office:value-type="float" office:value="24054.6065176469" calcext:value-type="float">
            <text:p>24054.6065176469</text:p>
          </table:table-cell>
          <table:table-cell table:formula="of:=[.P26]" office:value-type="float" office:value="439391.751768417" calcext:value-type="float">
            <text:p>439391.751768417</text:p>
          </table:table-cell>
        </table:table-row>
        <table:table-row table:style-name="ro1">
          <table:table-cell table:style-name="Default" office:value-type="string" calcext:value-type="string">
            <text:p>Final reserve</text:p>
          </table:table-cell>
          <table:table-cell table:style-name="Default" table:number-columns-repeated="4"/>
          <table:table-cell/>
          <table:table-cell table:formula="of:=[.G11]+[.G15]-[.G19]" office:value-type="float" office:value="607917.77" calcext:value-type="float">
            <text:p>607917.77</text:p>
          </table:table-cell>
          <table:table-cell table:formula="of:=[.H11]+[.H15]-[.H19]" office:value-type="float" office:value="869345.6724" calcext:value-type="float">
            <text:p>869345.6724</text:p>
          </table:table-cell>
          <table:table-cell table:formula="of:=[.I11]+[.I15]-[.I19]" office:value-type="float" office:value="972253.610893" calcext:value-type="float">
            <text:p>972253.610893</text:p>
          </table:table-cell>
          <table:table-cell table:formula="of:=[.J11]+[.J15]-[.J19]" office:value-type="float" office:value="348216.94915176" calcext:value-type="float">
            <text:p>348216.94915176</text:p>
          </table:table-cell>
          <table:table-cell table:formula="of:=[.K11]+[.K15]-[.K19]" office:value-type="float" office:value="728610.504623446" calcext:value-type="float">
            <text:p>728610.504623446</text:p>
          </table:table-cell>
          <table:table-cell table:formula="of:=[.L11]+[.L15]-[.L19]" office:value-type="float" office:value="360990.799584203" calcext:value-type="float">
            <text:p>360990.799584203</text:p>
          </table:table-cell>
          <table:table-cell table:formula="of:=[.M11]+[.M15]-[.M19]" office:value-type="float" office:value="719582.724376304" calcext:value-type="float">
            <text:p>719582.724376304</text:p>
          </table:table-cell>
          <table:table-cell table:formula="of:=[.N11]+[.N15]-[.N19]" office:value-type="float" office:value="1071768.76805056" calcext:value-type="float">
            <text:p>1071768.76805056</text:p>
          </table:table-cell>
          <table:table-cell table:formula="of:=[.O11]+[.O15]-[.O19]" office:value-type="float" office:value="1601153.49181696" calcext:value-type="float">
            <text:p>1601153.49181696</text:p>
          </table:table-cell>
          <table:table-cell table:formula="of:=[.P11]+[.P15]-[.P19]" office:value-type="float" office:value="1776659.86895262" calcext:value-type="float">
            <text:p>1776659.86895262</text:p>
          </table:table-cell>
        </table:table-row>
        <table:table-row table:style-name="ro1">
          <table:table-cell table:style-name="Default" office:value-type="string" calcext:value-type="string">
            <text:p>Final reserve OK?</text:p>
          </table:table-cell>
          <table:table-cell table:style-name="Default" table:number-columns-repeated="4"/>
          <table:table-cell/>
          <table:table-cell table:style-name="ce8" table:formula="of:=IF([.G20]&gt;=[.G12]/4;&quot;&quot;;&quot;NOT OK&quot;)">
            <text:p/>
          </table:table-cell>
          <table:table-cell table:style-name="ce8" table:formula="of:=IF([.H20]&gt;=[.H12]/4;&quot;&quot;;&quot;NOT OK&quot;)">
            <text:p/>
          </table:table-cell>
          <table:table-cell table:style-name="ce8" table:formula="of:=IF([.I20]&gt;=[.I12]/4;&quot;&quot;;&quot;NOT OK&quot;)">
            <text:p/>
          </table:table-cell>
          <table:table-cell table:style-name="ce8" table:formula="of:=IF([.J20]&gt;=[.J12]/4;&quot;&quot;;&quot;NOT OK&quot;)">
            <text:p/>
          </table:table-cell>
          <table:table-cell table:style-name="ce8" table:formula="of:=IF([.K20]&gt;=[.K12]/4;&quot;&quot;;&quot;NOT OK&quot;)">
            <text:p/>
          </table:table-cell>
          <table:table-cell table:style-name="ce8" table:formula="of:=IF([.L20]&gt;=[.L12]/4;&quot;&quot;;&quot;NOT OK&quot;)">
            <text:p/>
          </table:table-cell>
          <table:table-cell table:style-name="ce8" table:formula="of:=IF([.M20]&gt;=[.M12]/4;&quot;&quot;;&quot;NOT OK&quot;)">
            <text:p/>
          </table:table-cell>
          <table:table-cell table:style-name="ce8" table:formula="of:=IF([.N20]&gt;=[.N12]/4;&quot;&quot;;&quot;NOT OK&quot;)">
            <text:p/>
          </table:table-cell>
          <table:table-cell table:style-name="ce8" table:formula="of:=IF([.O20]&gt;=[.O12]/4;&quot;&quot;;&quot;NOT OK&quot;)">
            <text:p/>
          </table:table-cell>
          <table:table-cell table:style-name="ce8" table:formula="of:=IF([.P20]&gt;=[.P12]/4;&quot;&quot;;&quot;NOT OK&quot;)">
            <text:p/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2" office:value-type="string" calcext:value-type="string">
            <text:p>Totals</text:p>
          </table:table-cell>
          <table:table-cell table:style-name="Default" table:number-columns-repeated="4"/>
          <table:table-cell/>
          <table:table-cell table:formula="of:=[.$B$1]" office:value-type="float" office:value="2018" calcext:value-type="float">
            <text:p>2018</text:p>
          </table:table-cell>
          <table:table-cell table:formula="of:=[.G24]+1" office:value-type="float" office:value="2019" calcext:value-type="float">
            <text:p>2019</text:p>
          </table:table-cell>
          <table:table-cell table:formula="of:=[.H24]+1" office:value-type="float" office:value="2020" calcext:value-type="float">
            <text:p>2020</text:p>
          </table:table-cell>
          <table:table-cell table:formula="of:=[.I24]+1" office:value-type="float" office:value="2021" calcext:value-type="float">
            <text:p>2021</text:p>
          </table:table-cell>
          <table:table-cell table:formula="of:=[.J24]+1" office:value-type="float" office:value="2022" calcext:value-type="float">
            <text:p>2022</text:p>
          </table:table-cell>
          <table:table-cell table:formula="of:=[.K24]+1" office:value-type="float" office:value="2023" calcext:value-type="float">
            <text:p>2023</text:p>
          </table:table-cell>
          <table:table-cell table:formula="of:=[.L24]+1" office:value-type="float" office:value="2024" calcext:value-type="float">
            <text:p>2024</text:p>
          </table:table-cell>
          <table:table-cell table:formula="of:=[.M24]+1" office:value-type="float" office:value="2025" calcext:value-type="float">
            <text:p>2025</text:p>
          </table:table-cell>
          <table:table-cell table:formula="of:=[.N24]+1" office:value-type="float" office:value="2026" calcext:value-type="float">
            <text:p>2026</text:p>
          </table:table-cell>
          <table:table-cell table:formula="of:=[.O24]+1" office:value-type="float" office:value="2027" calcext:value-type="float">
            <text:p>2027</text:p>
          </table:table-cell>
        </table:table-row>
        <table:table-row table:style-name="ro1">
          <table:table-cell table:style-name="Default" office:value-type="string" calcext:value-type="string">
            <text:p>Ten Year Plan Amount (Real)</text:p>
          </table:table-cell>
          <table:table-cell table:style-name="Default" table:number-columns-repeated="4"/>
          <table:table-cell/>
          <table:table-cell table:formula="of:=SUM([.G31:.G102])" office:value-type="float" office:value="284000" calcext:value-type="float">
            <text:p>284000</text:p>
          </table:table-cell>
          <table:table-cell table:formula="of:=SUM([.H31:.H102])" office:value-type="float" office:value="75000" calcext:value-type="float">
            <text:p>75000</text:p>
          </table:table-cell>
          <table:table-cell table:formula="of:=SUM([.I31:.I102])" office:value-type="float" office:value="239000" calcext:value-type="float">
            <text:p>239000</text:p>
          </table:table-cell>
          <table:table-cell table:formula="of:=SUM([.J31:.J102])" office:value-type="float" office:value="840000" calcext:value-type="float">
            <text:p>840000</text:p>
          </table:table-cell>
          <table:table-cell table:formula="of:=SUM([.K31:.K102])" office:value-type="float" office:value="14000" calcext:value-type="float">
            <text:p>14000</text:p>
          </table:table-cell>
          <table:table-cell table:formula="of:=SUM([.L31:.L102])" office:value-type="float" office:value="579000" calcext:value-type="float">
            <text:p>579000</text:p>
          </table:table-cell>
          <table:table-cell table:formula="of:=SUM([.M31:.M102])" office:value-type="float" office:value="64000" calcext:value-type="float">
            <text:p>64000</text:p>
          </table:table-cell>
          <table:table-cell table:formula="of:=SUM([.N31:.N102])" office:value-type="float" office:value="94000" calcext:value-type="float">
            <text:p>94000</text:p>
          </table:table-cell>
          <table:table-cell table:formula="of:=SUM([.O31:.O102])" office:value-type="float" office:value="14000" calcext:value-type="float">
            <text:p>14000</text:p>
          </table:table-cell>
          <table:table-cell table:formula="of:=SUM([.P31:.P102])" office:value-type="float" office:value="239000" calcext:value-type="float">
            <text:p>239000</text:p>
          </table:table-cell>
        </table:table-row>
        <table:table-row table:style-name="ro1">
          <table:table-cell table:style-name="Default" office:value-type="string" calcext:value-type="string">
            <text:p>Ten Year Plan Amount (Nominal)</text:p>
          </table:table-cell>
          <table:table-cell table:style-name="Default" table:number-columns-repeated="4"/>
          <table:table-cell/>
          <table:table-cell table:formula="of:=[.G25]*(1+[.$B$6]/100)^([.G$10]-[.$B$1])" office:value-type="float" office:value="284000" calcext:value-type="float">
            <text:p>284000</text:p>
          </table:table-cell>
          <table:table-cell table:formula="of:=[.H25]*(1+[.$B$6]/100)^([.H$10]-[.$B$1])" office:value-type="float" office:value="80250" calcext:value-type="float">
            <text:p>80250</text:p>
          </table:table-cell>
          <table:table-cell table:formula="of:=[.I25]*(1+[.$B$6]/100)^([.I$10]-[.$B$1])" office:value-type="float" office:value="273631.1" calcext:value-type="float">
            <text:p>273631.1</text:p>
          </table:table-cell>
          <table:table-cell table:formula="of:=[.J25]*(1+[.$B$6]/100)^([.J$10]-[.$B$1])" office:value-type="float" office:value="1029036.12" calcext:value-type="float">
            <text:p>1029036.12</text:p>
          </table:table-cell>
          <table:table-cell table:formula="of:=[.K25]*(1+[.$B$6]/100)^([.K$10]-[.$B$1])" office:value-type="float" office:value="18351.14414" calcext:value-type="float">
            <text:p>18351.14414</text:p>
          </table:table-cell>
          <table:table-cell table:formula="of:=[.L25]*(1+[.$B$6]/100)^([.L$10]-[.$B$1])" office:value-type="float" office:value="812077.4520753" calcext:value-type="float">
            <text:p>812077.4520753</text:p>
          </table:table-cell>
          <table:table-cell table:formula="of:=[.M25]*(1+[.$B$6]/100)^([.M$10]-[.$B$1])" office:value-type="float" office:value="96046.742518336" calcext:value-type="float">
            <text:p>96046.742518336</text:p>
          </table:table-cell>
          <table:table-cell table:formula="of:=[.N25]*(1+[.$B$6]/100)^([.N$10]-[.$B$1])" office:value-type="float" office:value="150943.458788972" calcext:value-type="float">
            <text:p>150943.458788972</text:p>
          </table:table-cell>
          <table:table-cell table:formula="of:=[.O25]*(1+[.$B$6]/100)^([.O$10]-[.$B$1])" office:value-type="float" office:value="24054.6065176469" calcext:value-type="float">
            <text:p>24054.6065176469</text:p>
          </table:table-cell>
          <table:table-cell table:formula="of:=[.P25]*(1+[.$B$6]/100)^([.P$10]-[.$B$1])" office:value-type="float" office:value="439391.751768417" calcext:value-type="float">
            <text:p>439391.751768417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3" office:value-type="string" calcext:value-type="string">
            <text:p>Ten Year Plan Detail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Start Year</text:p>
          </table:table-cell>
          <table:table-cell table:style-name="Default" office:value-type="string" calcext:value-type="string">
            <text:p>End Year</text:p>
          </table:table-cell>
          <table:table-cell table:style-name="Default" office:value-type="string" calcext:value-type="string">
            <text:p>Step</text:p>
          </table:table-cell>
          <table:table-cell table:style-name="Default" office:value-type="string" calcext:value-type="string">
            <text:p>Annual amount (real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painting woodwork</text:p>
          </table:table-cell>
          <table:table-cell table:formula="of:=[.$B$1]" office:value-type="float" office:value="2018" calcext:value-type="float">
            <text:p>201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0]&lt;[.$B31];[.G$10]&gt;[.$C31]);0;IF(MOD([.G$10]-[.$B31]; [.$D31]) = 0; [.$E31]; 0))" office:value-type="float" office:value="270000" calcext:value-type="float">
            <text:p>270000</text:p>
          </table:table-cell>
          <table:table-cell table:formula="of:=IF(OR([.H$10]&lt;[.$B31];[.H$10]&gt;[.$C31]);0;IF(MOD([.H$10]-[.$B31]; [.$D31]) = 0; [.$E31]; 0))" office:value-type="float" office:value="0" calcext:value-type="float">
            <text:p>0</text:p>
          </table:table-cell>
          <table:table-cell table:formula="of:=IF(OR([.I$10]&lt;[.$B31];[.I$10]&gt;[.$C31]);0;IF(MOD([.I$10]-[.$B31]; [.$D31]) = 0; [.$E31]; 0))" office:value-type="float" office:value="0" calcext:value-type="float">
            <text:p>0</text:p>
          </table:table-cell>
          <table:table-cell table:formula="of:=IF(OR([.J$10]&lt;[.$B31];[.J$10]&gt;[.$C31]);0;IF(MOD([.J$10]-[.$B31]; [.$D31]) = 0; [.$E31]; 0))" office:value-type="float" office:value="0" calcext:value-type="float">
            <text:p>0</text:p>
          </table:table-cell>
          <table:table-cell table:formula="of:=IF(OR([.K$10]&lt;[.$B31];[.K$10]&gt;[.$C31]);0;IF(MOD([.K$10]-[.$B31]; [.$D31]) = 0; [.$E31]; 0))" office:value-type="float" office:value="0" calcext:value-type="float">
            <text:p>0</text:p>
          </table:table-cell>
          <table:table-cell table:formula="of:=IF(OR([.L$10]&lt;[.$B31];[.L$10]&gt;[.$C31]);0;IF(MOD([.L$10]-[.$B31]; [.$D31]) = 0; [.$E31]; 0))" office:value-type="float" office:value="0" calcext:value-type="float">
            <text:p>0</text:p>
          </table:table-cell>
          <table:table-cell table:formula="of:=IF(OR([.M$10]&lt;[.$B31];[.M$10]&gt;[.$C31]);0;IF(MOD([.M$10]-[.$B31]; [.$D31]) = 0; [.$E31]; 0))" office:value-type="float" office:value="0" calcext:value-type="float">
            <text:p>0</text:p>
          </table:table-cell>
          <table:table-cell table:formula="of:=IF(OR([.N$10]&lt;[.$B31];[.N$10]&gt;[.$C31]);0;IF(MOD([.N$10]-[.$B31]; [.$D31]) = 0; [.$E31]; 0))" office:value-type="float" office:value="0" calcext:value-type="float">
            <text:p>0</text:p>
          </table:table-cell>
          <table:table-cell table:formula="of:=IF(OR([.O$10]&lt;[.$B31];[.O$10]&gt;[.$C31]);0;IF(MOD([.O$10]-[.$B31]; [.$D31]) = 0; [.$E31]; 0))" office:value-type="float" office:value="0" calcext:value-type="float">
            <text:p>0</text:p>
          </table:table-cell>
          <table:table-cell table:formula="of:=IF(OR([.P$10]&lt;[.$B31];[.P$10]&gt;[.$C31]);0;IF(MOD([.P$10]-[.$B31]; [.$D31]) = 0; [.$E31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70000" calcext:value-type="float">
            <text:p>670000</text:p>
          </table:table-cell>
          <table:table-cell/>
          <table:table-cell table:formula="of:=IF(OR([.G$10]&lt;[.$B32];[.G$10]&gt;[.$C32]);0;IF(MOD([.G$10]-[.$B32]; [.$D32]) = 0; [.$E32]; 0))" office:value-type="float" office:value="0" calcext:value-type="float">
            <text:p>0</text:p>
          </table:table-cell>
          <table:table-cell table:formula="of:=IF(OR([.H$10]&lt;[.$B32];[.H$10]&gt;[.$C32]);0;IF(MOD([.H$10]-[.$B32]; [.$D32]) = 0; [.$E32]; 0))" office:value-type="float" office:value="0" calcext:value-type="float">
            <text:p>0</text:p>
          </table:table-cell>
          <table:table-cell table:formula="of:=IF(OR([.I$10]&lt;[.$B32];[.I$10]&gt;[.$C32]);0;IF(MOD([.I$10]-[.$B32]; [.$D32]) = 0; [.$E32]; 0))" office:value-type="float" office:value="0" calcext:value-type="float">
            <text:p>0</text:p>
          </table:table-cell>
          <table:table-cell table:formula="of:=IF(OR([.J$10]&lt;[.$B32];[.J$10]&gt;[.$C32]);0;IF(MOD([.J$10]-[.$B32]; [.$D32]) = 0; [.$E32]; 0))" office:value-type="float" office:value="670000" calcext:value-type="float">
            <text:p>670000</text:p>
          </table:table-cell>
          <table:table-cell table:formula="of:=IF(OR([.K$10]&lt;[.$B32];[.K$10]&gt;[.$C32]);0;IF(MOD([.K$10]-[.$B32]; [.$D32]) = 0; [.$E32]; 0))" office:value-type="float" office:value="0" calcext:value-type="float">
            <text:p>0</text:p>
          </table:table-cell>
          <table:table-cell table:formula="of:=IF(OR([.L$10]&lt;[.$B32];[.L$10]&gt;[.$C32]);0;IF(MOD([.L$10]-[.$B32]; [.$D32]) = 0; [.$E32]; 0))" office:value-type="float" office:value="0" calcext:value-type="float">
            <text:p>0</text:p>
          </table:table-cell>
          <table:table-cell table:formula="of:=IF(OR([.M$10]&lt;[.$B32];[.M$10]&gt;[.$C32]);0;IF(MOD([.M$10]-[.$B32]; [.$D32]) = 0; [.$E32]; 0))" office:value-type="float" office:value="0" calcext:value-type="float">
            <text:p>0</text:p>
          </table:table-cell>
          <table:table-cell table:formula="of:=IF(OR([.N$10]&lt;[.$B32];[.N$10]&gt;[.$C32]);0;IF(MOD([.N$10]-[.$B32]; [.$D32]) = 0; [.$E32]; 0))" office:value-type="float" office:value="0" calcext:value-type="float">
            <text:p>0</text:p>
          </table:table-cell>
          <table:table-cell table:formula="of:=IF(OR([.O$10]&lt;[.$B32];[.O$10]&gt;[.$C32]);0;IF(MOD([.O$10]-[.$B32]; [.$D32]) = 0; [.$E32]; 0))" office:value-type="float" office:value="0" calcext:value-type="float">
            <text:p>0</text:p>
          </table:table-cell>
          <table:table-cell table:formula="of:=IF(OR([.P$10]&lt;[.$B32];[.P$10]&gt;[.$C32]);0;IF(MOD([.P$10]-[.$B32]; [.$D32]) = 0; [.$E32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0]&lt;[.$B33];[.G$10]&gt;[.$C33]);0;IF(MOD([.G$10]-[.$B33]; [.$D33]) = 0; [.$E33]; 0))" office:value-type="float" office:value="0" calcext:value-type="float">
            <text:p>0</text:p>
          </table:table-cell>
          <table:table-cell table:formula="of:=IF(OR([.H$10]&lt;[.$B33];[.H$10]&gt;[.$C33]);0;IF(MOD([.H$10]-[.$B33]; [.$D33]) = 0; [.$E33]; 0))" office:value-type="float" office:value="0" calcext:value-type="float">
            <text:p>0</text:p>
          </table:table-cell>
          <table:table-cell table:formula="of:=IF(OR([.I$10]&lt;[.$B33];[.I$10]&gt;[.$C33]);0;IF(MOD([.I$10]-[.$B33]; [.$D33]) = 0; [.$E33]; 0))" office:value-type="float" office:value="0" calcext:value-type="float">
            <text:p>0</text:p>
          </table:table-cell>
          <table:table-cell table:formula="of:=IF(OR([.J$10]&lt;[.$B33];[.J$10]&gt;[.$C33]);0;IF(MOD([.J$10]-[.$B33]; [.$D33]) = 0; [.$E33]; 0))" office:value-type="float" office:value="0" calcext:value-type="float">
            <text:p>0</text:p>
          </table:table-cell>
          <table:table-cell table:formula="of:=IF(OR([.K$10]&lt;[.$B33];[.K$10]&gt;[.$C33]);0;IF(MOD([.K$10]-[.$B33]; [.$D33]) = 0; [.$E33]; 0))" office:value-type="float" office:value="0" calcext:value-type="float">
            <text:p>0</text:p>
          </table:table-cell>
          <table:table-cell table:formula="of:=IF(OR([.L$10]&lt;[.$B33];[.L$10]&gt;[.$C33]);0;IF(MOD([.L$10]-[.$B33]; [.$D33]) = 0; [.$E33]; 0))" office:value-type="float" office:value="240000" calcext:value-type="float">
            <text:p>240000</text:p>
          </table:table-cell>
          <table:table-cell table:formula="of:=IF(OR([.M$10]&lt;[.$B33];[.M$10]&gt;[.$C33]);0;IF(MOD([.M$10]-[.$B33]; [.$D33]) = 0; [.$E33]; 0))" office:value-type="float" office:value="0" calcext:value-type="float">
            <text:p>0</text:p>
          </table:table-cell>
          <table:table-cell table:formula="of:=IF(OR([.N$10]&lt;[.$B33];[.N$10]&gt;[.$C33]);0;IF(MOD([.N$10]-[.$B33]; [.$D33]) = 0; [.$E33]; 0))" office:value-type="float" office:value="0" calcext:value-type="float">
            <text:p>0</text:p>
          </table:table-cell>
          <table:table-cell table:formula="of:=IF(OR([.O$10]&lt;[.$B33];[.O$10]&gt;[.$C33]);0;IF(MOD([.O$10]-[.$B33]; [.$D33]) = 0; [.$E33]; 0))" office:value-type="float" office:value="0" calcext:value-type="float">
            <text:p>0</text:p>
          </table:table-cell>
          <table:table-cell table:formula="of:=IF(OR([.P$10]&lt;[.$B33];[.P$10]&gt;[.$C33]);0;IF(MOD([.P$10]-[.$B33]; [.$D33]) = 0; [.$E33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0]&lt;[.$B34];[.G$10]&gt;[.$C34]);0;IF(MOD([.G$10]-[.$B34]; [.$D34]) = 0; [.$E34]; 0))" office:value-type="float" office:value="0" calcext:value-type="float">
            <text:p>0</text:p>
          </table:table-cell>
          <table:table-cell table:formula="of:=IF(OR([.H$10]&lt;[.$B34];[.H$10]&gt;[.$C34]);0;IF(MOD([.H$10]-[.$B34]; [.$D34]) = 0; [.$E34]; 0))" office:value-type="float" office:value="0" calcext:value-type="float">
            <text:p>0</text:p>
          </table:table-cell>
          <table:table-cell table:formula="of:=IF(OR([.I$10]&lt;[.$B34];[.I$10]&gt;[.$C34]);0;IF(MOD([.I$10]-[.$B34]; [.$D34]) = 0; [.$E34]; 0))" office:value-type="float" office:value="100000" calcext:value-type="float">
            <text:p>100000</text:p>
          </table:table-cell>
          <table:table-cell table:formula="of:=IF(OR([.J$10]&lt;[.$B34];[.J$10]&gt;[.$C34]);0;IF(MOD([.J$10]-[.$B34]; [.$D34]) = 0; [.$E34]; 0))" office:value-type="float" office:value="0" calcext:value-type="float">
            <text:p>0</text:p>
          </table:table-cell>
          <table:table-cell table:formula="of:=IF(OR([.K$10]&lt;[.$B34];[.K$10]&gt;[.$C34]);0;IF(MOD([.K$10]-[.$B34]; [.$D34]) = 0; [.$E34]; 0))" office:value-type="float" office:value="0" calcext:value-type="float">
            <text:p>0</text:p>
          </table:table-cell>
          <table:table-cell table:formula="of:=IF(OR([.L$10]&lt;[.$B34];[.L$10]&gt;[.$C34]);0;IF(MOD([.L$10]-[.$B34]; [.$D34]) = 0; [.$E34]; 0))" office:value-type="float" office:value="0" calcext:value-type="float">
            <text:p>0</text:p>
          </table:table-cell>
          <table:table-cell table:formula="of:=IF(OR([.M$10]&lt;[.$B34];[.M$10]&gt;[.$C34]);0;IF(MOD([.M$10]-[.$B34]; [.$D34]) = 0; [.$E34]; 0))" office:value-type="float" office:value="0" calcext:value-type="float">
            <text:p>0</text:p>
          </table:table-cell>
          <table:table-cell table:formula="of:=IF(OR([.N$10]&lt;[.$B34];[.N$10]&gt;[.$C34]);0;IF(MOD([.N$10]-[.$B34]; [.$D34]) = 0; [.$E34]; 0))" office:value-type="float" office:value="0" calcext:value-type="float">
            <text:p>0</text:p>
          </table:table-cell>
          <table:table-cell table:formula="of:=IF(OR([.O$10]&lt;[.$B34];[.O$10]&gt;[.$C34]);0;IF(MOD([.O$10]-[.$B34]; [.$D34]) = 0; [.$E34]; 0))" office:value-type="float" office:value="0" calcext:value-type="float">
            <text:p>0</text:p>
          </table:table-cell>
          <table:table-cell table:formula="of:=IF(OR([.P$10]&lt;[.$B34];[.P$10]&gt;[.$C34]);0;IF(MOD([.P$10]-[.$B34]; [.$D34]) = 0; [.$E34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-wise plant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0]&lt;[.$B35];[.G$10]&gt;[.$C35]);0;IF(MOD([.G$10]-[.$B35]; [.$D35]) = 0; [.$E35]; 0))" office:value-type="float" office:value="5000" calcext:value-type="float">
            <text:p>5000</text:p>
          </table:table-cell>
          <table:table-cell table:formula="of:=IF(OR([.H$10]&lt;[.$B35];[.H$10]&gt;[.$C35]);0;IF(MOD([.H$10]-[.$B35]; [.$D35]) = 0; [.$E35]; 0))" office:value-type="float" office:value="5000" calcext:value-type="float">
            <text:p>5000</text:p>
          </table:table-cell>
          <table:table-cell table:formula="of:=IF(OR([.I$10]&lt;[.$B35];[.I$10]&gt;[.$C35]);0;IF(MOD([.I$10]-[.$B35]; [.$D35]) = 0; [.$E35]; 0))" office:value-type="float" office:value="5000" calcext:value-type="float">
            <text:p>5000</text:p>
          </table:table-cell>
          <table:table-cell table:formula="of:=IF(OR([.J$10]&lt;[.$B35];[.J$10]&gt;[.$C35]);0;IF(MOD([.J$10]-[.$B35]; [.$D35]) = 0; [.$E35]; 0))" office:value-type="float" office:value="5000" calcext:value-type="float">
            <text:p>5000</text:p>
          </table:table-cell>
          <table:table-cell table:formula="of:=IF(OR([.K$10]&lt;[.$B35];[.K$10]&gt;[.$C35]);0;IF(MOD([.K$10]-[.$B35]; [.$D35]) = 0; [.$E35]; 0))" office:value-type="float" office:value="5000" calcext:value-type="float">
            <text:p>5000</text:p>
          </table:table-cell>
          <table:table-cell table:formula="of:=IF(OR([.L$10]&lt;[.$B35];[.L$10]&gt;[.$C35]);0;IF(MOD([.L$10]-[.$B35]; [.$D35]) = 0; [.$E35]; 0))" office:value-type="float" office:value="5000" calcext:value-type="float">
            <text:p>5000</text:p>
          </table:table-cell>
          <table:table-cell table:formula="of:=IF(OR([.M$10]&lt;[.$B35];[.M$10]&gt;[.$C35]);0;IF(MOD([.M$10]-[.$B35]; [.$D35]) = 0; [.$E35]; 0))" office:value-type="float" office:value="5000" calcext:value-type="float">
            <text:p>5000</text:p>
          </table:table-cell>
          <table:table-cell table:formula="of:=IF(OR([.N$10]&lt;[.$B35];[.N$10]&gt;[.$C35]);0;IF(MOD([.N$10]-[.$B35]; [.$D35]) = 0; [.$E35]; 0))" office:value-type="float" office:value="5000" calcext:value-type="float">
            <text:p>5000</text:p>
          </table:table-cell>
          <table:table-cell table:formula="of:=IF(OR([.O$10]&lt;[.$B35];[.O$10]&gt;[.$C35]);0;IF(MOD([.O$10]-[.$B35]; [.$D35]) = 0; [.$E35]; 0))" office:value-type="float" office:value="5000" calcext:value-type="float">
            <text:p>5000</text:p>
          </table:table-cell>
          <table:table-cell table:formula="of:=IF(OR([.P$10]&lt;[.$B35];[.P$10]&gt;[.$C35]);0;IF(MOD([.P$10]-[.$B35]; [.$D35]) = 0; [.$E35]; 0))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0]&lt;[.$B36];[.G$10]&gt;[.$C36]);0;IF(MOD([.G$10]-[.$B36]; [.$D36]) = 0; [.$E36]; 0))" office:value-type="float" office:value="0" calcext:value-type="float">
            <text:p>0</text:p>
          </table:table-cell>
          <table:table-cell table:formula="of:=IF(OR([.H$10]&lt;[.$B36];[.H$10]&gt;[.$C36]);0;IF(MOD([.H$10]-[.$B36]; [.$D36]) = 0; [.$E36]; 0))" office:value-type="float" office:value="0" calcext:value-type="float">
            <text:p>0</text:p>
          </table:table-cell>
          <table:table-cell table:formula="of:=IF(OR([.I$10]&lt;[.$B36];[.I$10]&gt;[.$C36]);0;IF(MOD([.I$10]-[.$B36]; [.$D36]) = 0; [.$E36]; 0))" office:value-type="float" office:value="0" calcext:value-type="float">
            <text:p>0</text:p>
          </table:table-cell>
          <table:table-cell table:formula="of:=IF(OR([.J$10]&lt;[.$B36];[.J$10]&gt;[.$C36]);0;IF(MOD([.J$10]-[.$B36]; [.$D36]) = 0; [.$E36]; 0))" office:value-type="float" office:value="0" calcext:value-type="float">
            <text:p>0</text:p>
          </table:table-cell>
          <table:table-cell table:formula="of:=IF(OR([.K$10]&lt;[.$B36];[.K$10]&gt;[.$C36]);0;IF(MOD([.K$10]-[.$B36]; [.$D36]) = 0; [.$E36]; 0))" office:value-type="float" office:value="0" calcext:value-type="float">
            <text:p>0</text:p>
          </table:table-cell>
          <table:table-cell table:formula="of:=IF(OR([.L$10]&lt;[.$B36];[.L$10]&gt;[.$C36]);0;IF(MOD([.L$10]-[.$B36]; [.$D36]) = 0; [.$E36]; 0))" office:value-type="float" office:value="0" calcext:value-type="float">
            <text:p>0</text:p>
          </table:table-cell>
          <table:table-cell table:formula="of:=IF(OR([.M$10]&lt;[.$B36];[.M$10]&gt;[.$C36]);0;IF(MOD([.M$10]-[.$B36]; [.$D36]) = 0; [.$E36]; 0))" office:value-type="float" office:value="0" calcext:value-type="float">
            <text:p>0</text:p>
          </table:table-cell>
          <table:table-cell table:formula="of:=IF(OR([.N$10]&lt;[.$B36];[.N$10]&gt;[.$C36]);0;IF(MOD([.N$10]-[.$B36]; [.$D36]) = 0; [.$E36]; 0))" office:value-type="float" office:value="80000" calcext:value-type="float">
            <text:p>80000</text:p>
          </table:table-cell>
          <table:table-cell table:formula="of:=IF(OR([.O$10]&lt;[.$B36];[.O$10]&gt;[.$C36]);0;IF(MOD([.O$10]-[.$B36]; [.$D36]) = 0; [.$E36]; 0))" office:value-type="float" office:value="0" calcext:value-type="float">
            <text:p>0</text:p>
          </table:table-cell>
          <table:table-cell table:formula="of:=IF(OR([.P$10]&lt;[.$B36];[.P$10]&gt;[.$C36]);0;IF(MOD([.P$10]-[.$B36]; [.$D36]) = 0; [.$E36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0]&lt;[.$B37];[.G$10]&gt;[.$C37]);0;IF(MOD([.G$10]-[.$B37]; [.$D37]) = 0; [.$E37]; 0))" office:value-type="float" office:value="0" calcext:value-type="float">
            <text:p>0</text:p>
          </table:table-cell>
          <table:table-cell table:formula="of:=IF(OR([.H$10]&lt;[.$B37];[.H$10]&gt;[.$C37]);0;IF(MOD([.H$10]-[.$B37]; [.$D37]) = 0; [.$E37]; 0))" office:value-type="float" office:value="0" calcext:value-type="float">
            <text:p>0</text:p>
          </table:table-cell>
          <table:table-cell table:formula="of:=IF(OR([.I$10]&lt;[.$B37];[.I$10]&gt;[.$C37]);0;IF(MOD([.I$10]-[.$B37]; [.$D37]) = 0; [.$E37]; 0))" office:value-type="float" office:value="125000" calcext:value-type="float">
            <text:p>125000</text:p>
          </table:table-cell>
          <table:table-cell table:formula="of:=IF(OR([.J$10]&lt;[.$B37];[.J$10]&gt;[.$C37]);0;IF(MOD([.J$10]-[.$B37]; [.$D37]) = 0; [.$E37]; 0))" office:value-type="float" office:value="125000" calcext:value-type="float">
            <text:p>125000</text:p>
          </table:table-cell>
          <table:table-cell table:formula="of:=IF(OR([.K$10]&lt;[.$B37];[.K$10]&gt;[.$C37]);0;IF(MOD([.K$10]-[.$B37]; [.$D37]) = 0; [.$E37]; 0))" office:value-type="float" office:value="0" calcext:value-type="float">
            <text:p>0</text:p>
          </table:table-cell>
          <table:table-cell table:formula="of:=IF(OR([.L$10]&lt;[.$B37];[.L$10]&gt;[.$C37]);0;IF(MOD([.L$10]-[.$B37]; [.$D37]) = 0; [.$E37]; 0))" office:value-type="float" office:value="0" calcext:value-type="float">
            <text:p>0</text:p>
          </table:table-cell>
          <table:table-cell table:formula="of:=IF(OR([.M$10]&lt;[.$B37];[.M$10]&gt;[.$C37]);0;IF(MOD([.M$10]-[.$B37]; [.$D37]) = 0; [.$E37]; 0))" office:value-type="float" office:value="0" calcext:value-type="float">
            <text:p>0</text:p>
          </table:table-cell>
          <table:table-cell table:formula="of:=IF(OR([.N$10]&lt;[.$B37];[.N$10]&gt;[.$C37]);0;IF(MOD([.N$10]-[.$B37]; [.$D37]) = 0; [.$E37]; 0))" office:value-type="float" office:value="0" calcext:value-type="float">
            <text:p>0</text:p>
          </table:table-cell>
          <table:table-cell table:formula="of:=IF(OR([.O$10]&lt;[.$B37];[.O$10]&gt;[.$C37]);0;IF(MOD([.O$10]-[.$B37]; [.$D37]) = 0; [.$E37]; 0))" office:value-type="float" office:value="0" calcext:value-type="float">
            <text:p>0</text:p>
          </table:table-cell>
          <table:table-cell table:formula="of:=IF(OR([.P$10]&lt;[.$B37];[.P$10]&gt;[.$C37]);0;IF(MOD([.P$10]-[.$B37]; [.$D37]) = 0; [.$E37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bre-optic installation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IF(OR([.G$10]&lt;[.$B38];[.G$10]&gt;[.$C38]);0;IF(MOD([.G$10]-[.$B38]; [.$D38]) = 0; [.$E38]; 0))" office:value-type="float" office:value="0" calcext:value-type="float">
            <text:p>0</text:p>
          </table:table-cell>
          <table:table-cell table:formula="of:=IF(OR([.H$10]&lt;[.$B38];[.H$10]&gt;[.$C38]);0;IF(MOD([.H$10]-[.$B38]; [.$D38]) = 0; [.$E38]; 0))" office:value-type="float" office:value="10000" calcext:value-type="float">
            <text:p>10000</text:p>
          </table:table-cell>
          <table:table-cell table:formula="of:=IF(OR([.I$10]&lt;[.$B38];[.I$10]&gt;[.$C38]);0;IF(MOD([.I$10]-[.$B38]; [.$D38]) = 0; [.$E38]; 0))" office:value-type="float" office:value="0" calcext:value-type="float">
            <text:p>0</text:p>
          </table:table-cell>
          <table:table-cell table:formula="of:=IF(OR([.J$10]&lt;[.$B38];[.J$10]&gt;[.$C38]);0;IF(MOD([.J$10]-[.$B38]; [.$D38]) = 0; [.$E38]; 0))" office:value-type="float" office:value="0" calcext:value-type="float">
            <text:p>0</text:p>
          </table:table-cell>
          <table:table-cell table:formula="of:=IF(OR([.K$10]&lt;[.$B38];[.K$10]&gt;[.$C38]);0;IF(MOD([.K$10]-[.$B38]; [.$D38]) = 0; [.$E38]; 0))" office:value-type="float" office:value="0" calcext:value-type="float">
            <text:p>0</text:p>
          </table:table-cell>
          <table:table-cell table:formula="of:=IF(OR([.L$10]&lt;[.$B38];[.L$10]&gt;[.$C38]);0;IF(MOD([.L$10]-[.$B38]; [.$D38]) = 0; [.$E38]; 0))" office:value-type="float" office:value="0" calcext:value-type="float">
            <text:p>0</text:p>
          </table:table-cell>
          <table:table-cell table:formula="of:=IF(OR([.M$10]&lt;[.$B38];[.M$10]&gt;[.$C38]);0;IF(MOD([.M$10]-[.$B38]; [.$D38]) = 0; [.$E38]; 0))" office:value-type="float" office:value="0" calcext:value-type="float">
            <text:p>0</text:p>
          </table:table-cell>
          <table:table-cell table:formula="of:=IF(OR([.N$10]&lt;[.$B38];[.N$10]&gt;[.$C38]);0;IF(MOD([.N$10]-[.$B38]; [.$D38]) = 0; [.$E38]; 0))" office:value-type="float" office:value="0" calcext:value-type="float">
            <text:p>0</text:p>
          </table:table-cell>
          <table:table-cell table:formula="of:=IF(OR([.O$10]&lt;[.$B38];[.O$10]&gt;[.$C38]);0;IF(MOD([.O$10]-[.$B38]; [.$D38]) = 0; [.$E38]; 0))" office:value-type="float" office:value="0" calcext:value-type="float">
            <text:p>0</text:p>
          </table:table-cell>
          <table:table-cell table:formula="of:=IF(OR([.P$10]&lt;[.$B38];[.P$10]&gt;[.$C38]);0;IF(MOD([.P$10]-[.$B38]; [.$D38]) = 0; [.$E38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0]&lt;[.$B39];[.G$10]&gt;[.$C39]);0;IF(MOD([.G$10]-[.$B39]; [.$D39]) = 0; [.$E39]; 0))" office:value-type="float" office:value="0" calcext:value-type="float">
            <text:p>0</text:p>
          </table:table-cell>
          <table:table-cell table:formula="of:=IF(OR([.H$10]&lt;[.$B39];[.H$10]&gt;[.$C39]);0;IF(MOD([.H$10]-[.$B39]; [.$D39]) = 0; [.$E39]; 0))" office:value-type="float" office:value="0" calcext:value-type="float">
            <text:p>0</text:p>
          </table:table-cell>
          <table:table-cell table:formula="of:=IF(OR([.I$10]&lt;[.$B39];[.I$10]&gt;[.$C39]);0;IF(MOD([.I$10]-[.$B39]; [.$D39]) = 0; [.$E39]; 0))" office:value-type="float" office:value="0" calcext:value-type="float">
            <text:p>0</text:p>
          </table:table-cell>
          <table:table-cell table:formula="of:=IF(OR([.J$10]&lt;[.$B39];[.J$10]&gt;[.$C39]);0;IF(MOD([.J$10]-[.$B39]; [.$D39]) = 0; [.$E39]; 0))" office:value-type="float" office:value="0" calcext:value-type="float">
            <text:p>0</text:p>
          </table:table-cell>
          <table:table-cell table:formula="of:=IF(OR([.K$10]&lt;[.$B39];[.K$10]&gt;[.$C39]);0;IF(MOD([.K$10]-[.$B39]; [.$D39]) = 0; [.$E39]; 0))" office:value-type="float" office:value="0" calcext:value-type="float">
            <text:p>0</text:p>
          </table:table-cell>
          <table:table-cell table:formula="of:=IF(OR([.L$10]&lt;[.$B39];[.L$10]&gt;[.$C39]);0;IF(MOD([.L$10]-[.$B39]; [.$D39]) = 0; [.$E39]; 0))" office:value-type="float" office:value="300000" calcext:value-type="float">
            <text:p>300000</text:p>
          </table:table-cell>
          <table:table-cell table:formula="of:=IF(OR([.M$10]&lt;[.$B39];[.M$10]&gt;[.$C39]);0;IF(MOD([.M$10]-[.$B39]; [.$D39]) = 0; [.$E39]; 0))" office:value-type="float" office:value="0" calcext:value-type="float">
            <text:p>0</text:p>
          </table:table-cell>
          <table:table-cell table:formula="of:=IF(OR([.N$10]&lt;[.$B39];[.N$10]&gt;[.$C39]);0;IF(MOD([.N$10]-[.$B39]; [.$D39]) = 0; [.$E39]; 0))" office:value-type="float" office:value="0" calcext:value-type="float">
            <text:p>0</text:p>
          </table:table-cell>
          <table:table-cell table:formula="of:=IF(OR([.O$10]&lt;[.$B39];[.O$10]&gt;[.$C39]);0;IF(MOD([.O$10]-[.$B39]; [.$D39]) = 0; [.$E39]; 0))" office:value-type="float" office:value="0" calcext:value-type="float">
            <text:p>0</text:p>
          </table:table-cell>
          <table:table-cell table:formula="of:=IF(OR([.P$10]&lt;[.$B39];[.P$10]&gt;[.$C39]);0;IF(MOD([.P$10]-[.$B39]; [.$D39]) = 0; [.$E39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0]&lt;[.$B40];[.G$10]&gt;[.$C40]);0;IF(MOD([.G$10]-[.$B40]; [.$D40]) = 0; [.$E40]; 0))" office:value-type="float" office:value="0" calcext:value-type="float">
            <text:p>0</text:p>
          </table:table-cell>
          <table:table-cell table:formula="of:=IF(OR([.H$10]&lt;[.$B40];[.H$10]&gt;[.$C40]);0;IF(MOD([.H$10]-[.$B40]; [.$D40]) = 0; [.$E40]; 0))" office:value-type="float" office:value="20000" calcext:value-type="float">
            <text:p>20000</text:p>
          </table:table-cell>
          <table:table-cell table:formula="of:=IF(OR([.I$10]&lt;[.$B40];[.I$10]&gt;[.$C40]);0;IF(MOD([.I$10]-[.$B40]; [.$D40]) = 0; [.$E40]; 0))" office:value-type="float" office:value="0" calcext:value-type="float">
            <text:p>0</text:p>
          </table:table-cell>
          <table:table-cell table:formula="of:=IF(OR([.J$10]&lt;[.$B40];[.J$10]&gt;[.$C40]);0;IF(MOD([.J$10]-[.$B40]; [.$D40]) = 0; [.$E40]; 0))" office:value-type="float" office:value="0" calcext:value-type="float">
            <text:p>0</text:p>
          </table:table-cell>
          <table:table-cell table:formula="of:=IF(OR([.K$10]&lt;[.$B40];[.K$10]&gt;[.$C40]);0;IF(MOD([.K$10]-[.$B40]; [.$D40]) = 0; [.$E40]; 0))" office:value-type="float" office:value="0" calcext:value-type="float">
            <text:p>0</text:p>
          </table:table-cell>
          <table:table-cell table:formula="of:=IF(OR([.L$10]&lt;[.$B40];[.L$10]&gt;[.$C40]);0;IF(MOD([.L$10]-[.$B40]; [.$D40]) = 0; [.$E40]; 0))" office:value-type="float" office:value="0" calcext:value-type="float">
            <text:p>0</text:p>
          </table:table-cell>
          <table:table-cell table:formula="of:=IF(OR([.M$10]&lt;[.$B40];[.M$10]&gt;[.$C40]);0;IF(MOD([.M$10]-[.$B40]; [.$D40]) = 0; [.$E40]; 0))" office:value-type="float" office:value="0" calcext:value-type="float">
            <text:p>0</text:p>
          </table:table-cell>
          <table:table-cell table:formula="of:=IF(OR([.N$10]&lt;[.$B40];[.N$10]&gt;[.$C40]);0;IF(MOD([.N$10]-[.$B40]; [.$D40]) = 0; [.$E40]; 0))" office:value-type="float" office:value="0" calcext:value-type="float">
            <text:p>0</text:p>
          </table:table-cell>
          <table:table-cell table:formula="of:=IF(OR([.O$10]&lt;[.$B40];[.O$10]&gt;[.$C40]);0;IF(MOD([.O$10]-[.$B40]; [.$D40]) = 0; [.$E40]; 0))" office:value-type="float" office:value="0" calcext:value-type="float">
            <text:p>0</text:p>
          </table:table-cell>
          <table:table-cell table:formula="of:=IF(OR([.P$10]&lt;[.$B40];[.P$10]&gt;[.$C40]);0;IF(MOD([.P$10]-[.$B40]; [.$D40]) = 0; [.$E40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0]&lt;[.$B41];[.G$10]&gt;[.$C41]);0;IF(MOD([.G$10]-[.$B41]; [.$D41]) = 0; [.$E41]; 0))" office:value-type="float" office:value="0" calcext:value-type="float">
            <text:p>0</text:p>
          </table:table-cell>
          <table:table-cell table:formula="of:=IF(OR([.H$10]&lt;[.$B41];[.H$10]&gt;[.$C41]);0;IF(MOD([.H$10]-[.$B41]; [.$D41]) = 0; [.$E41]; 0))" office:value-type="float" office:value="0" calcext:value-type="float">
            <text:p>0</text:p>
          </table:table-cell>
          <table:table-cell table:formula="of:=IF(OR([.I$10]&lt;[.$B41];[.I$10]&gt;[.$C41]);0;IF(MOD([.I$10]-[.$B41]; [.$D41]) = 0; [.$E41]; 0))" office:value-type="float" office:value="0" calcext:value-type="float">
            <text:p>0</text:p>
          </table:table-cell>
          <table:table-cell table:formula="of:=IF(OR([.J$10]&lt;[.$B41];[.J$10]&gt;[.$C41]);0;IF(MOD([.J$10]-[.$B41]; [.$D41]) = 0; [.$E41]; 0))" office:value-type="float" office:value="0" calcext:value-type="float">
            <text:p>0</text:p>
          </table:table-cell>
          <table:table-cell table:formula="of:=IF(OR([.K$10]&lt;[.$B41];[.K$10]&gt;[.$C41]);0;IF(MOD([.K$10]-[.$B41]; [.$D41]) = 0; [.$E41]; 0))" office:value-type="float" office:value="0" calcext:value-type="float">
            <text:p>0</text:p>
          </table:table-cell>
          <table:table-cell table:formula="of:=IF(OR([.L$10]&lt;[.$B41];[.L$10]&gt;[.$C41]);0;IF(MOD([.L$10]-[.$B41]; [.$D41]) = 0; [.$E41]; 0))" office:value-type="float" office:value="0" calcext:value-type="float">
            <text:p>0</text:p>
          </table:table-cell>
          <table:table-cell table:formula="of:=IF(OR([.M$10]&lt;[.$B41];[.M$10]&gt;[.$C41]);0;IF(MOD([.M$10]-[.$B41]; [.$D41]) = 0; [.$E41]; 0))" office:value-type="float" office:value="50000" calcext:value-type="float">
            <text:p>50000</text:p>
          </table:table-cell>
          <table:table-cell table:formula="of:=IF(OR([.N$10]&lt;[.$B41];[.N$10]&gt;[.$C41]);0;IF(MOD([.N$10]-[.$B41]; [.$D41]) = 0; [.$E41]; 0))" office:value-type="float" office:value="0" calcext:value-type="float">
            <text:p>0</text:p>
          </table:table-cell>
          <table:table-cell table:formula="of:=IF(OR([.O$10]&lt;[.$B41];[.O$10]&gt;[.$C41]);0;IF(MOD([.O$10]-[.$B41]; [.$D41]) = 0; [.$E41]; 0))" office:value-type="float" office:value="0" calcext:value-type="float">
            <text:p>0</text:p>
          </table:table-cell>
          <table:table-cell table:formula="of:=IF(OR([.P$10]&lt;[.$B41];[.P$10]&gt;[.$C41]);0;IF(MOD([.P$10]-[.$B41]; [.$D41]) = 0; [.$E41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ic fence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0]&lt;[.$B42];[.G$10]&gt;[.$C42]);0;IF(MOD([.G$10]-[.$B42]; [.$D42]) = 0; [.$E42]; 0))" office:value-type="float" office:value="0" calcext:value-type="float">
            <text:p>0</text:p>
          </table:table-cell>
          <table:table-cell table:formula="of:=IF(OR([.H$10]&lt;[.$B42];[.H$10]&gt;[.$C42]);0;IF(MOD([.H$10]-[.$B42]; [.$D42]) = 0; [.$E42]; 0))" office:value-type="float" office:value="0" calcext:value-type="float">
            <text:p>0</text:p>
          </table:table-cell>
          <table:table-cell table:formula="of:=IF(OR([.I$10]&lt;[.$B42];[.I$10]&gt;[.$C42]);0;IF(MOD([.I$10]-[.$B42]; [.$D42]) = 0; [.$E42]; 0))" office:value-type="float" office:value="0" calcext:value-type="float">
            <text:p>0</text:p>
          </table:table-cell>
          <table:table-cell table:formula="of:=IF(OR([.J$10]&lt;[.$B42];[.J$10]&gt;[.$C42]);0;IF(MOD([.J$10]-[.$B42]; [.$D42]) = 0; [.$E42]; 0))" office:value-type="float" office:value="0" calcext:value-type="float">
            <text:p>0</text:p>
          </table:table-cell>
          <table:table-cell table:formula="of:=IF(OR([.K$10]&lt;[.$B42];[.K$10]&gt;[.$C42]);0;IF(MOD([.K$10]-[.$B42]; [.$D42]) = 0; [.$E42]; 0))" office:value-type="float" office:value="0" calcext:value-type="float">
            <text:p>0</text:p>
          </table:table-cell>
          <table:table-cell table:formula="of:=IF(OR([.L$10]&lt;[.$B42];[.L$10]&gt;[.$C42]);0;IF(MOD([.L$10]-[.$B42]; [.$D42]) = 0; [.$E42]; 0))" office:value-type="float" office:value="0" calcext:value-type="float">
            <text:p>0</text:p>
          </table:table-cell>
          <table:table-cell table:formula="of:=IF(OR([.M$10]&lt;[.$B42];[.M$10]&gt;[.$C42]);0;IF(MOD([.M$10]-[.$B42]; [.$D42]) = 0; [.$E42]; 0))" office:value-type="float" office:value="0" calcext:value-type="float">
            <text:p>0</text:p>
          </table:table-cell>
          <table:table-cell table:formula="of:=IF(OR([.N$10]&lt;[.$B42];[.N$10]&gt;[.$C42]);0;IF(MOD([.N$10]-[.$B42]; [.$D42]) = 0; [.$E42]; 0))" office:value-type="float" office:value="0" calcext:value-type="float">
            <text:p>0</text:p>
          </table:table-cell>
          <table:table-cell table:formula="of:=IF(OR([.O$10]&lt;[.$B42];[.O$10]&gt;[.$C42]);0;IF(MOD([.O$10]-[.$B42]; [.$D42]) = 0; [.$E42]; 0))" office:value-type="float" office:value="0" calcext:value-type="float">
            <text:p>0</text:p>
          </table:table-cell>
          <table:table-cell table:formula="of:=IF(OR([.P$10]&lt;[.$B42];[.P$10]&gt;[.$C42]);0;IF(MOD([.P$10]-[.$B42]; [.$D42]) = 0; [.$E42]; 0))"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0]&lt;[.$B43];[.G$10]&gt;[.$C43]);0;IF(MOD([.G$10]-[.$B43]; [.$D43]) = 0; [.$E43]; 0))" office:value-type="float" office:value="0" calcext:value-type="float">
            <text:p>0</text:p>
          </table:table-cell>
          <table:table-cell table:formula="of:=IF(OR([.H$10]&lt;[.$B43];[.H$10]&gt;[.$C43]);0;IF(MOD([.H$10]-[.$B43]; [.$D43]) = 0; [.$E43]; 0))" office:value-type="float" office:value="25000" calcext:value-type="float">
            <text:p>25000</text:p>
          </table:table-cell>
          <table:table-cell table:formula="of:=IF(OR([.I$10]&lt;[.$B43];[.I$10]&gt;[.$C43]);0;IF(MOD([.I$10]-[.$B43]; [.$D43]) = 0; [.$E43]; 0))" office:value-type="float" office:value="0" calcext:value-type="float">
            <text:p>0</text:p>
          </table:table-cell>
          <table:table-cell table:formula="of:=IF(OR([.J$10]&lt;[.$B43];[.J$10]&gt;[.$C43]);0;IF(MOD([.J$10]-[.$B43]; [.$D43]) = 0; [.$E43]; 0))" office:value-type="float" office:value="25000" calcext:value-type="float">
            <text:p>25000</text:p>
          </table:table-cell>
          <table:table-cell table:formula="of:=IF(OR([.K$10]&lt;[.$B43];[.K$10]&gt;[.$C43]);0;IF(MOD([.K$10]-[.$B43]; [.$D43]) = 0; [.$E43]; 0))" office:value-type="float" office:value="0" calcext:value-type="float">
            <text:p>0</text:p>
          </table:table-cell>
          <table:table-cell table:formula="of:=IF(OR([.L$10]&lt;[.$B43];[.L$10]&gt;[.$C43]);0;IF(MOD([.L$10]-[.$B43]; [.$D43]) = 0; [.$E43]; 0))" office:value-type="float" office:value="25000" calcext:value-type="float">
            <text:p>25000</text:p>
          </table:table-cell>
          <table:table-cell table:formula="of:=IF(OR([.M$10]&lt;[.$B43];[.M$10]&gt;[.$C43]);0;IF(MOD([.M$10]-[.$B43]; [.$D43]) = 0; [.$E43]; 0))" office:value-type="float" office:value="0" calcext:value-type="float">
            <text:p>0</text:p>
          </table:table-cell>
          <table:table-cell table:formula="of:=IF(OR([.N$10]&lt;[.$B43];[.N$10]&gt;[.$C43]);0;IF(MOD([.N$10]-[.$B43]; [.$D43]) = 0; [.$E43]; 0))" office:value-type="float" office:value="0" calcext:value-type="float">
            <text:p>0</text:p>
          </table:table-cell>
          <table:table-cell table:formula="of:=IF(OR([.O$10]&lt;[.$B43];[.O$10]&gt;[.$C43]);0;IF(MOD([.O$10]-[.$B43]; [.$D43]) = 0; [.$E43]; 0))" office:value-type="float" office:value="0" calcext:value-type="float">
            <text:p>0</text:p>
          </table:table-cell>
          <table:table-cell table:formula="of:=IF(OR([.P$10]&lt;[.$B43];[.P$10]&gt;[.$C43]);0;IF(MOD([.P$10]-[.$B43]; [.$D43]) = 0; [.$E43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0]&lt;[.$B44];[.G$10]&gt;[.$C44]);0;IF(MOD([.G$10]-[.$B44]; [.$D44]) = 0; [.$E44]; 0))" office:value-type="float" office:value="0" calcext:value-type="float">
            <text:p>0</text:p>
          </table:table-cell>
          <table:table-cell table:formula="of:=IF(OR([.H$10]&lt;[.$B44];[.H$10]&gt;[.$C44]);0;IF(MOD([.H$10]-[.$B44]; [.$D44]) = 0; [.$E44]; 0))" office:value-type="float" office:value="6000" calcext:value-type="float">
            <text:p>6000</text:p>
          </table:table-cell>
          <table:table-cell table:formula="of:=IF(OR([.I$10]&lt;[.$B44];[.I$10]&gt;[.$C44]);0;IF(MOD([.I$10]-[.$B44]; [.$D44]) = 0; [.$E44]; 0))" office:value-type="float" office:value="0" calcext:value-type="float">
            <text:p>0</text:p>
          </table:table-cell>
          <table:table-cell table:formula="of:=IF(OR([.J$10]&lt;[.$B44];[.J$10]&gt;[.$C44]);0;IF(MOD([.J$10]-[.$B44]; [.$D44]) = 0; [.$E44]; 0))" office:value-type="float" office:value="6000" calcext:value-type="float">
            <text:p>6000</text:p>
          </table:table-cell>
          <table:table-cell table:formula="of:=IF(OR([.K$10]&lt;[.$B44];[.K$10]&gt;[.$C44]);0;IF(MOD([.K$10]-[.$B44]; [.$D44]) = 0; [.$E44]; 0))" office:value-type="float" office:value="0" calcext:value-type="float">
            <text:p>0</text:p>
          </table:table-cell>
          <table:table-cell table:formula="of:=IF(OR([.L$10]&lt;[.$B44];[.L$10]&gt;[.$C44]);0;IF(MOD([.L$10]-[.$B44]; [.$D44]) = 0; [.$E44]; 0))" office:value-type="float" office:value="0" calcext:value-type="float">
            <text:p>0</text:p>
          </table:table-cell>
          <table:table-cell table:formula="of:=IF(OR([.M$10]&lt;[.$B44];[.M$10]&gt;[.$C44]);0;IF(MOD([.M$10]-[.$B44]; [.$D44]) = 0; [.$E44]; 0))" office:value-type="float" office:value="0" calcext:value-type="float">
            <text:p>0</text:p>
          </table:table-cell>
          <table:table-cell table:formula="of:=IF(OR([.N$10]&lt;[.$B44];[.N$10]&gt;[.$C44]);0;IF(MOD([.N$10]-[.$B44]; [.$D44]) = 0; [.$E44]; 0))" office:value-type="float" office:value="0" calcext:value-type="float">
            <text:p>0</text:p>
          </table:table-cell>
          <table:table-cell table:formula="of:=IF(OR([.O$10]&lt;[.$B44];[.O$10]&gt;[.$C44]);0;IF(MOD([.O$10]-[.$B44]; [.$D44]) = 0; [.$E44]; 0))" office:value-type="float" office:value="0" calcext:value-type="float">
            <text:p>0</text:p>
          </table:table-cell>
          <table:table-cell table:formula="of:=IF(OR([.P$10]&lt;[.$B44];[.P$10]&gt;[.$C44]);0;IF(MOD([.P$10]-[.$B44]; [.$D44]) = 0; [.$E44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veway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IF(OR([.G$10]&lt;[.$B45];[.G$10]&gt;[.$C45]);0;IF(MOD([.G$10]-[.$B45]; [.$D45]) = 0; [.$E45]; 0))" office:value-type="float" office:value="4000" calcext:value-type="float">
            <text:p>4000</text:p>
          </table:table-cell>
          <table:table-cell table:formula="of:=IF(OR([.H$10]&lt;[.$B45];[.H$10]&gt;[.$C45]);0;IF(MOD([.H$10]-[.$B45]; [.$D45]) = 0; [.$E45]; 0))" office:value-type="float" office:value="4000" calcext:value-type="float">
            <text:p>4000</text:p>
          </table:table-cell>
          <table:table-cell table:formula="of:=IF(OR([.I$10]&lt;[.$B45];[.I$10]&gt;[.$C45]);0;IF(MOD([.I$10]-[.$B45]; [.$D45]) = 0; [.$E45]; 0))" office:value-type="float" office:value="4000" calcext:value-type="float">
            <text:p>4000</text:p>
          </table:table-cell>
          <table:table-cell table:formula="of:=IF(OR([.J$10]&lt;[.$B45];[.J$10]&gt;[.$C45]);0;IF(MOD([.J$10]-[.$B45]; [.$D45]) = 0; [.$E45]; 0))" office:value-type="float" office:value="4000" calcext:value-type="float">
            <text:p>4000</text:p>
          </table:table-cell>
          <table:table-cell table:formula="of:=IF(OR([.K$10]&lt;[.$B45];[.K$10]&gt;[.$C45]);0;IF(MOD([.K$10]-[.$B45]; [.$D45]) = 0; [.$E45]; 0))" office:value-type="float" office:value="4000" calcext:value-type="float">
            <text:p>4000</text:p>
          </table:table-cell>
          <table:table-cell table:formula="of:=IF(OR([.L$10]&lt;[.$B45];[.L$10]&gt;[.$C45]);0;IF(MOD([.L$10]-[.$B45]; [.$D45]) = 0; [.$E45]; 0))" office:value-type="float" office:value="4000" calcext:value-type="float">
            <text:p>4000</text:p>
          </table:table-cell>
          <table:table-cell table:formula="of:=IF(OR([.M$10]&lt;[.$B45];[.M$10]&gt;[.$C45]);0;IF(MOD([.M$10]-[.$B45]; [.$D45]) = 0; [.$E45]; 0))" office:value-type="float" office:value="4000" calcext:value-type="float">
            <text:p>4000</text:p>
          </table:table-cell>
          <table:table-cell table:formula="of:=IF(OR([.N$10]&lt;[.$B45];[.N$10]&gt;[.$C45]);0;IF(MOD([.N$10]-[.$B45]; [.$D45]) = 0; [.$E45]; 0))" office:value-type="float" office:value="4000" calcext:value-type="float">
            <text:p>4000</text:p>
          </table:table-cell>
          <table:table-cell table:formula="of:=IF(OR([.O$10]&lt;[.$B45];[.O$10]&gt;[.$C45]);0;IF(MOD([.O$10]-[.$B45]; [.$D45]) = 0; [.$E45]; 0))" office:value-type="float" office:value="4000" calcext:value-type="float">
            <text:p>4000</text:p>
          </table:table-cell>
          <table:table-cell table:formula="of:=IF(OR([.P$10]&lt;[.$B45];[.P$10]&gt;[.$C45]);0;IF(MOD([.P$10]-[.$B45]; [.$D45]) = 0; [.$E45]; 0)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Pipes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/>
          <table:table-cell table:formula="of:=IF(OR([.G$10]&lt;[.$B46];[.G$10]&gt;[.$C46]);0;IF(MOD([.G$10]-[.$B46]; [.$D46]) = 0; [.$E46]; 0))" office:value-type="float" office:value="0" calcext:value-type="float">
            <text:p>0</text:p>
          </table:table-cell>
          <table:table-cell table:formula="of:=IF(OR([.H$10]&lt;[.$B46];[.H$10]&gt;[.$C46]);0;IF(MOD([.H$10]-[.$B46]; [.$D46]) = 0; [.$E46]; 0))" office:value-type="float" office:value="0" calcext:value-type="float">
            <text:p>0</text:p>
          </table:table-cell>
          <table:table-cell table:formula="of:=IF(OR([.I$10]&lt;[.$B46];[.I$10]&gt;[.$C46]);0;IF(MOD([.I$10]-[.$B46]; [.$D46]) = 0; [.$E46]; 0))" office:value-type="float" office:value="0" calcext:value-type="float">
            <text:p>0</text:p>
          </table:table-cell>
          <table:table-cell table:formula="of:=IF(OR([.J$10]&lt;[.$B46];[.J$10]&gt;[.$C46]);0;IF(MOD([.J$10]-[.$B46]; [.$D46]) = 0; [.$E46]; 0))" office:value-type="float" office:value="0" calcext:value-type="float">
            <text:p>0</text:p>
          </table:table-cell>
          <table:table-cell table:formula="of:=IF(OR([.K$10]&lt;[.$B46];[.K$10]&gt;[.$C46]);0;IF(MOD([.K$10]-[.$B46]; [.$D46]) = 0; [.$E46]; 0))" office:value-type="float" office:value="0" calcext:value-type="float">
            <text:p>0</text:p>
          </table:table-cell>
          <table:table-cell table:formula="of:=IF(OR([.L$10]&lt;[.$B46];[.L$10]&gt;[.$C46]);0;IF(MOD([.L$10]-[.$B46]; [.$D46]) = 0; [.$E46]; 0))" office:value-type="float" office:value="0" calcext:value-type="float">
            <text:p>0</text:p>
          </table:table-cell>
          <table:table-cell table:formula="of:=IF(OR([.M$10]&lt;[.$B46];[.M$10]&gt;[.$C46]);0;IF(MOD([.M$10]-[.$B46]; [.$D46]) = 0; [.$E46]; 0))" office:value-type="float" office:value="0" calcext:value-type="float">
            <text:p>0</text:p>
          </table:table-cell>
          <table:table-cell table:formula="of:=IF(OR([.N$10]&lt;[.$B46];[.N$10]&gt;[.$C46]);0;IF(MOD([.N$10]-[.$B46]; [.$D46]) = 0; [.$E46]; 0))" office:value-type="float" office:value="0" calcext:value-type="float">
            <text:p>0</text:p>
          </table:table-cell>
          <table:table-cell table:formula="of:=IF(OR([.O$10]&lt;[.$B46];[.O$10]&gt;[.$C46]);0;IF(MOD([.O$10]-[.$B46]; [.$D46]) = 0; [.$E46]; 0))" office:value-type="float" office:value="0" calcext:value-type="float">
            <text:p>0</text:p>
          </table:table-cell>
          <table:table-cell table:formula="of:=IF(OR([.P$10]&lt;[.$B46];[.P$10]&gt;[.$C46]);0;IF(MOD([.P$10]-[.$B46]; [.$D46]) = 0; [.$E46]; 0))"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Roof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0]&lt;[.$B47];[.G$10]&gt;[.$C47]);0;IF(MOD([.G$10]-[.$B47]; [.$D47]) = 0; [.$E47]; 0))" office:value-type="float" office:value="5000" calcext:value-type="float">
            <text:p>5000</text:p>
          </table:table-cell>
          <table:table-cell table:formula="of:=IF(OR([.H$10]&lt;[.$B47];[.H$10]&gt;[.$C47]);0;IF(MOD([.H$10]-[.$B47]; [.$D47]) = 0; [.$E47]; 0))" office:value-type="float" office:value="5000" calcext:value-type="float">
            <text:p>5000</text:p>
          </table:table-cell>
          <table:table-cell table:formula="of:=IF(OR([.I$10]&lt;[.$B47];[.I$10]&gt;[.$C47]);0;IF(MOD([.I$10]-[.$B47]; [.$D47]) = 0; [.$E47]; 0))" office:value-type="float" office:value="5000" calcext:value-type="float">
            <text:p>5000</text:p>
          </table:table-cell>
          <table:table-cell table:formula="of:=IF(OR([.J$10]&lt;[.$B47];[.J$10]&gt;[.$C47]);0;IF(MOD([.J$10]-[.$B47]; [.$D47]) = 0; [.$E47]; 0))" office:value-type="float" office:value="5000" calcext:value-type="float">
            <text:p>5000</text:p>
          </table:table-cell>
          <table:table-cell table:formula="of:=IF(OR([.K$10]&lt;[.$B47];[.K$10]&gt;[.$C47]);0;IF(MOD([.K$10]-[.$B47]; [.$D47]) = 0; [.$E47]; 0))" office:value-type="float" office:value="5000" calcext:value-type="float">
            <text:p>5000</text:p>
          </table:table-cell>
          <table:table-cell table:formula="of:=IF(OR([.L$10]&lt;[.$B47];[.L$10]&gt;[.$C47]);0;IF(MOD([.L$10]-[.$B47]; [.$D47]) = 0; [.$E47]; 0))" office:value-type="float" office:value="5000" calcext:value-type="float">
            <text:p>5000</text:p>
          </table:table-cell>
          <table:table-cell table:formula="of:=IF(OR([.M$10]&lt;[.$B47];[.M$10]&gt;[.$C47]);0;IF(MOD([.M$10]-[.$B47]; [.$D47]) = 0; [.$E47]; 0))" office:value-type="float" office:value="5000" calcext:value-type="float">
            <text:p>5000</text:p>
          </table:table-cell>
          <table:table-cell table:formula="of:=IF(OR([.N$10]&lt;[.$B47];[.N$10]&gt;[.$C47]);0;IF(MOD([.N$10]-[.$B47]; [.$D47]) = 0; [.$E47]; 0))" office:value-type="float" office:value="5000" calcext:value-type="float">
            <text:p>5000</text:p>
          </table:table-cell>
          <table:table-cell table:formula="of:=IF(OR([.O$10]&lt;[.$B47];[.O$10]&gt;[.$C47]);0;IF(MOD([.O$10]-[.$B47]; [.$D47]) = 0; [.$E47]; 0))" office:value-type="float" office:value="5000" calcext:value-type="float">
            <text:p>5000</text:p>
          </table:table-cell>
          <table:table-cell table:formula="of:=IF(OR([.P$10]&lt;[.$B47];[.P$10]&gt;[.$C47]);0;IF(MOD([.P$10]-[.$B47]; [.$D47]) = 0; [.$E47]; 0))" office:value-type="float" office:value="5000" calcext:value-type="float">
            <text:p>500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48];[.G$10]&gt;[.$C48]);0;IF(MOD([.G$10]-[.$B48]; [.$D48]) = 0; [.$E48]; 0))" office:value-type="float" office:value="0" calcext:value-type="float">
            <text:p>0</text:p>
          </table:table-cell>
          <table:table-cell table:formula="of:=IF(OR([.H$10]&lt;[.$B48];[.H$10]&gt;[.$C48]);0;IF(MOD([.H$10]-[.$B48]; [.$D48]) = 0; [.$E48]; 0))" office:value-type="float" office:value="0" calcext:value-type="float">
            <text:p>0</text:p>
          </table:table-cell>
          <table:table-cell table:formula="of:=IF(OR([.I$10]&lt;[.$B48];[.I$10]&gt;[.$C48]);0;IF(MOD([.I$10]-[.$B48]; [.$D48]) = 0; [.$E48]; 0))" office:value-type="float" office:value="0" calcext:value-type="float">
            <text:p>0</text:p>
          </table:table-cell>
          <table:table-cell table:formula="of:=IF(OR([.J$10]&lt;[.$B48];[.J$10]&gt;[.$C48]);0;IF(MOD([.J$10]-[.$B48]; [.$D48]) = 0; [.$E48]; 0))" office:value-type="float" office:value="0" calcext:value-type="float">
            <text:p>0</text:p>
          </table:table-cell>
          <table:table-cell table:formula="of:=IF(OR([.K$10]&lt;[.$B48];[.K$10]&gt;[.$C48]);0;IF(MOD([.K$10]-[.$B48]; [.$D48]) = 0; [.$E48]; 0))" office:value-type="float" office:value="0" calcext:value-type="float">
            <text:p>0</text:p>
          </table:table-cell>
          <table:table-cell table:formula="of:=IF(OR([.L$10]&lt;[.$B48];[.L$10]&gt;[.$C48]);0;IF(MOD([.L$10]-[.$B48]; [.$D48]) = 0; [.$E48]; 0))" office:value-type="float" office:value="0" calcext:value-type="float">
            <text:p>0</text:p>
          </table:table-cell>
          <table:table-cell table:formula="of:=IF(OR([.M$10]&lt;[.$B48];[.M$10]&gt;[.$C48]);0;IF(MOD([.M$10]-[.$B48]; [.$D48]) = 0; [.$E48]; 0))" office:value-type="float" office:value="0" calcext:value-type="float">
            <text:p>0</text:p>
          </table:table-cell>
          <table:table-cell table:formula="of:=IF(OR([.N$10]&lt;[.$B48];[.N$10]&gt;[.$C48]);0;IF(MOD([.N$10]-[.$B48]; [.$D48]) = 0; [.$E48]; 0))" office:value-type="float" office:value="0" calcext:value-type="float">
            <text:p>0</text:p>
          </table:table-cell>
          <table:table-cell table:formula="of:=IF(OR([.O$10]&lt;[.$B48];[.O$10]&gt;[.$C48]);0;IF(MOD([.O$10]-[.$B48]; [.$D48]) = 0; [.$E48]; 0))" office:value-type="float" office:value="0" calcext:value-type="float">
            <text:p>0</text:p>
          </table:table-cell>
          <table:table-cell table:formula="of:=IF(OR([.P$10]&lt;[.$B48];[.P$10]&gt;[.$C48]);0;IF(MOD([.P$10]-[.$B48]; [.$D48]) = 0; [.$E48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49];[.G$10]&gt;[.$C49]);0;IF(MOD([.G$10]-[.$B49]; [.$D49]) = 0; [.$E49]; 0))" office:value-type="float" office:value="0" calcext:value-type="float">
            <text:p>0</text:p>
          </table:table-cell>
          <table:table-cell table:formula="of:=IF(OR([.H$10]&lt;[.$B49];[.H$10]&gt;[.$C49]);0;IF(MOD([.H$10]-[.$B49]; [.$D49]) = 0; [.$E49]; 0))" office:value-type="float" office:value="0" calcext:value-type="float">
            <text:p>0</text:p>
          </table:table-cell>
          <table:table-cell table:formula="of:=IF(OR([.I$10]&lt;[.$B49];[.I$10]&gt;[.$C49]);0;IF(MOD([.I$10]-[.$B49]; [.$D49]) = 0; [.$E49]; 0))" office:value-type="float" office:value="0" calcext:value-type="float">
            <text:p>0</text:p>
          </table:table-cell>
          <table:table-cell table:formula="of:=IF(OR([.J$10]&lt;[.$B49];[.J$10]&gt;[.$C49]);0;IF(MOD([.J$10]-[.$B49]; [.$D49]) = 0; [.$E49]; 0))" office:value-type="float" office:value="0" calcext:value-type="float">
            <text:p>0</text:p>
          </table:table-cell>
          <table:table-cell table:formula="of:=IF(OR([.K$10]&lt;[.$B49];[.K$10]&gt;[.$C49]);0;IF(MOD([.K$10]-[.$B49]; [.$D49]) = 0; [.$E49]; 0))" office:value-type="float" office:value="0" calcext:value-type="float">
            <text:p>0</text:p>
          </table:table-cell>
          <table:table-cell table:formula="of:=IF(OR([.L$10]&lt;[.$B49];[.L$10]&gt;[.$C49]);0;IF(MOD([.L$10]-[.$B49]; [.$D49]) = 0; [.$E49]; 0))" office:value-type="float" office:value="0" calcext:value-type="float">
            <text:p>0</text:p>
          </table:table-cell>
          <table:table-cell table:formula="of:=IF(OR([.M$10]&lt;[.$B49];[.M$10]&gt;[.$C49]);0;IF(MOD([.M$10]-[.$B49]; [.$D49]) = 0; [.$E49]; 0))" office:value-type="float" office:value="0" calcext:value-type="float">
            <text:p>0</text:p>
          </table:table-cell>
          <table:table-cell table:formula="of:=IF(OR([.N$10]&lt;[.$B49];[.N$10]&gt;[.$C49]);0;IF(MOD([.N$10]-[.$B49]; [.$D49]) = 0; [.$E49]; 0))" office:value-type="float" office:value="0" calcext:value-type="float">
            <text:p>0</text:p>
          </table:table-cell>
          <table:table-cell table:formula="of:=IF(OR([.O$10]&lt;[.$B49];[.O$10]&gt;[.$C49]);0;IF(MOD([.O$10]-[.$B49]; [.$D49]) = 0; [.$E49]; 0))" office:value-type="float" office:value="0" calcext:value-type="float">
            <text:p>0</text:p>
          </table:table-cell>
          <table:table-cell table:formula="of:=IF(OR([.P$10]&lt;[.$B49];[.P$10]&gt;[.$C49]);0;IF(MOD([.P$10]-[.$B49]; [.$D49]) = 0; [.$E49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0];[.G$10]&gt;[.$C50]);0;IF(MOD([.G$10]-[.$B50]; [.$D50]) = 0; [.$E50]; 0))" office:value-type="float" office:value="0" calcext:value-type="float">
            <text:p>0</text:p>
          </table:table-cell>
          <table:table-cell table:formula="of:=IF(OR([.H$10]&lt;[.$B50];[.H$10]&gt;[.$C50]);0;IF(MOD([.H$10]-[.$B50]; [.$D50]) = 0; [.$E50]; 0))" office:value-type="float" office:value="0" calcext:value-type="float">
            <text:p>0</text:p>
          </table:table-cell>
          <table:table-cell table:formula="of:=IF(OR([.I$10]&lt;[.$B50];[.I$10]&gt;[.$C50]);0;IF(MOD([.I$10]-[.$B50]; [.$D50]) = 0; [.$E50]; 0))" office:value-type="float" office:value="0" calcext:value-type="float">
            <text:p>0</text:p>
          </table:table-cell>
          <table:table-cell table:formula="of:=IF(OR([.J$10]&lt;[.$B50];[.J$10]&gt;[.$C50]);0;IF(MOD([.J$10]-[.$B50]; [.$D50]) = 0; [.$E50]; 0))" office:value-type="float" office:value="0" calcext:value-type="float">
            <text:p>0</text:p>
          </table:table-cell>
          <table:table-cell table:formula="of:=IF(OR([.K$10]&lt;[.$B50];[.K$10]&gt;[.$C50]);0;IF(MOD([.K$10]-[.$B50]; [.$D50]) = 0; [.$E50]; 0))" office:value-type="float" office:value="0" calcext:value-type="float">
            <text:p>0</text:p>
          </table:table-cell>
          <table:table-cell table:formula="of:=IF(OR([.L$10]&lt;[.$B50];[.L$10]&gt;[.$C50]);0;IF(MOD([.L$10]-[.$B50]; [.$D50]) = 0; [.$E50]; 0))" office:value-type="float" office:value="0" calcext:value-type="float">
            <text:p>0</text:p>
          </table:table-cell>
          <table:table-cell table:formula="of:=IF(OR([.M$10]&lt;[.$B50];[.M$10]&gt;[.$C50]);0;IF(MOD([.M$10]-[.$B50]; [.$D50]) = 0; [.$E50]; 0))" office:value-type="float" office:value="0" calcext:value-type="float">
            <text:p>0</text:p>
          </table:table-cell>
          <table:table-cell table:formula="of:=IF(OR([.N$10]&lt;[.$B50];[.N$10]&gt;[.$C50]);0;IF(MOD([.N$10]-[.$B50]; [.$D50]) = 0; [.$E50]; 0))" office:value-type="float" office:value="0" calcext:value-type="float">
            <text:p>0</text:p>
          </table:table-cell>
          <table:table-cell table:formula="of:=IF(OR([.O$10]&lt;[.$B50];[.O$10]&gt;[.$C50]);0;IF(MOD([.O$10]-[.$B50]; [.$D50]) = 0; [.$E50]; 0))" office:value-type="float" office:value="0" calcext:value-type="float">
            <text:p>0</text:p>
          </table:table-cell>
          <table:table-cell table:formula="of:=IF(OR([.P$10]&lt;[.$B50];[.P$10]&gt;[.$C50]);0;IF(MOD([.P$10]-[.$B50]; [.$D50]) = 0; [.$E50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1];[.G$10]&gt;[.$C51]);0;IF(MOD([.G$10]-[.$B51]; [.$D51]) = 0; [.$E51]; 0))" office:value-type="float" office:value="0" calcext:value-type="float">
            <text:p>0</text:p>
          </table:table-cell>
          <table:table-cell table:formula="of:=IF(OR([.H$10]&lt;[.$B51];[.H$10]&gt;[.$C51]);0;IF(MOD([.H$10]-[.$B51]; [.$D51]) = 0; [.$E51]; 0))" office:value-type="float" office:value="0" calcext:value-type="float">
            <text:p>0</text:p>
          </table:table-cell>
          <table:table-cell table:formula="of:=IF(OR([.I$10]&lt;[.$B51];[.I$10]&gt;[.$C51]);0;IF(MOD([.I$10]-[.$B51]; [.$D51]) = 0; [.$E51]; 0))" office:value-type="float" office:value="0" calcext:value-type="float">
            <text:p>0</text:p>
          </table:table-cell>
          <table:table-cell table:formula="of:=IF(OR([.J$10]&lt;[.$B51];[.J$10]&gt;[.$C51]);0;IF(MOD([.J$10]-[.$B51]; [.$D51]) = 0; [.$E51]; 0))" office:value-type="float" office:value="0" calcext:value-type="float">
            <text:p>0</text:p>
          </table:table-cell>
          <table:table-cell table:formula="of:=IF(OR([.K$10]&lt;[.$B51];[.K$10]&gt;[.$C51]);0;IF(MOD([.K$10]-[.$B51]; [.$D51]) = 0; [.$E51]; 0))" office:value-type="float" office:value="0" calcext:value-type="float">
            <text:p>0</text:p>
          </table:table-cell>
          <table:table-cell table:formula="of:=IF(OR([.L$10]&lt;[.$B51];[.L$10]&gt;[.$C51]);0;IF(MOD([.L$10]-[.$B51]; [.$D51]) = 0; [.$E51]; 0))" office:value-type="float" office:value="0" calcext:value-type="float">
            <text:p>0</text:p>
          </table:table-cell>
          <table:table-cell table:formula="of:=IF(OR([.M$10]&lt;[.$B51];[.M$10]&gt;[.$C51]);0;IF(MOD([.M$10]-[.$B51]; [.$D51]) = 0; [.$E51]; 0))" office:value-type="float" office:value="0" calcext:value-type="float">
            <text:p>0</text:p>
          </table:table-cell>
          <table:table-cell table:formula="of:=IF(OR([.N$10]&lt;[.$B51];[.N$10]&gt;[.$C51]);0;IF(MOD([.N$10]-[.$B51]; [.$D51]) = 0; [.$E51]; 0))" office:value-type="float" office:value="0" calcext:value-type="float">
            <text:p>0</text:p>
          </table:table-cell>
          <table:table-cell table:formula="of:=IF(OR([.O$10]&lt;[.$B51];[.O$10]&gt;[.$C51]);0;IF(MOD([.O$10]-[.$B51]; [.$D51]) = 0; [.$E51]; 0))" office:value-type="float" office:value="0" calcext:value-type="float">
            <text:p>0</text:p>
          </table:table-cell>
          <table:table-cell table:formula="of:=IF(OR([.P$10]&lt;[.$B51];[.P$10]&gt;[.$C51]);0;IF(MOD([.P$10]-[.$B51]; [.$D51]) = 0; [.$E51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2];[.G$10]&gt;[.$C52]);0;IF(MOD([.G$10]-[.$B52]; [.$D52]) = 0; [.$E52]; 0))" office:value-type="float" office:value="0" calcext:value-type="float">
            <text:p>0</text:p>
          </table:table-cell>
          <table:table-cell table:formula="of:=IF(OR([.H$10]&lt;[.$B52];[.H$10]&gt;[.$C52]);0;IF(MOD([.H$10]-[.$B52]; [.$D52]) = 0; [.$E52]; 0))" office:value-type="float" office:value="0" calcext:value-type="float">
            <text:p>0</text:p>
          </table:table-cell>
          <table:table-cell table:formula="of:=IF(OR([.I$10]&lt;[.$B52];[.I$10]&gt;[.$C52]);0;IF(MOD([.I$10]-[.$B52]; [.$D52]) = 0; [.$E52]; 0))" office:value-type="float" office:value="0" calcext:value-type="float">
            <text:p>0</text:p>
          </table:table-cell>
          <table:table-cell table:formula="of:=IF(OR([.J$10]&lt;[.$B52];[.J$10]&gt;[.$C52]);0;IF(MOD([.J$10]-[.$B52]; [.$D52]) = 0; [.$E52]; 0))" office:value-type="float" office:value="0" calcext:value-type="float">
            <text:p>0</text:p>
          </table:table-cell>
          <table:table-cell table:formula="of:=IF(OR([.K$10]&lt;[.$B52];[.K$10]&gt;[.$C52]);0;IF(MOD([.K$10]-[.$B52]; [.$D52]) = 0; [.$E52]; 0))" office:value-type="float" office:value="0" calcext:value-type="float">
            <text:p>0</text:p>
          </table:table-cell>
          <table:table-cell table:formula="of:=IF(OR([.L$10]&lt;[.$B52];[.L$10]&gt;[.$C52]);0;IF(MOD([.L$10]-[.$B52]; [.$D52]) = 0; [.$E52]; 0))" office:value-type="float" office:value="0" calcext:value-type="float">
            <text:p>0</text:p>
          </table:table-cell>
          <table:table-cell table:formula="of:=IF(OR([.M$10]&lt;[.$B52];[.M$10]&gt;[.$C52]);0;IF(MOD([.M$10]-[.$B52]; [.$D52]) = 0; [.$E52]; 0))" office:value-type="float" office:value="0" calcext:value-type="float">
            <text:p>0</text:p>
          </table:table-cell>
          <table:table-cell table:formula="of:=IF(OR([.N$10]&lt;[.$B52];[.N$10]&gt;[.$C52]);0;IF(MOD([.N$10]-[.$B52]; [.$D52]) = 0; [.$E52]; 0))" office:value-type="float" office:value="0" calcext:value-type="float">
            <text:p>0</text:p>
          </table:table-cell>
          <table:table-cell table:formula="of:=IF(OR([.O$10]&lt;[.$B52];[.O$10]&gt;[.$C52]);0;IF(MOD([.O$10]-[.$B52]; [.$D52]) = 0; [.$E52]; 0))" office:value-type="float" office:value="0" calcext:value-type="float">
            <text:p>0</text:p>
          </table:table-cell>
          <table:table-cell table:formula="of:=IF(OR([.P$10]&lt;[.$B52];[.P$10]&gt;[.$C52]);0;IF(MOD([.P$10]-[.$B52]; [.$D52]) = 0; [.$E52]; 0))" office:value-type="float" office:value="0" calcext:value-type="float">
            <text:p>0</text:p>
          </table:table-cell>
        </table:table-row>
        <table:table-row table:style-name="ro1" table:number-rows-repeated="4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0:41:38.369222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38:22.556891595</meta:creation-date>
    <dc:date>2017-04-02T10:48:40.853198600</dc:date>
    <meta:editing-duration>PT2H29M55S</meta:editing-duration>
    <meta:editing-cycles>7</meta:editing-cycles>
    <meta:generator>LibreOffice/4.3.7.2$Linux_X86_64 LibreOffice_project/430$Build-2</meta:generator>
    <meta:document-statistic meta:table-count="1" meta:cell-count="506" meta:object-count="0"/>
  </office:meta>
</office:document-meta>
</file>